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A161984EFB076D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0"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1"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8.8999996185303pt" style:font-size-asian="18.8999996185303pt" style:font-size-complex="18.8999996185303pt"/>
    </style:style>
    <style:style style:name="T1" style:family="text">
      <style:text-properties fo:color="#000000" style:font-name="osifont1" fo:font-size="15.1000003814697pt" style:font-size-asian="15.1000003814697pt" style:font-name-complex="osifont1" style:font-size-complex="15.1000003814697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8.8999996185303pt" style:font-size-asian="18.8999996185303pt" style:font-name-complex="osifont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A161984EFB076DCD.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282cm" svg:height="0.29cm" svg:x="14.801cm" svg:y="16.565cm" svg:viewBox="0 0 128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342 287v-29h70v-210l-62 44v-33l65-44h32v243h66v29zM735 198c0 29-8 52-24 68-15 17-37 25-64 25-31 0-54-11-70-34s-24-56-24-99c0-48 8-84 25-110 17-25 41-37 72-37 41 0 67 18 77 55l-33 6c-7-22-22-33-45-33-19 0-35 9-46 27-11 19-16 47-16 82 6-12 15-21 27-27 11-6 24-9 39-9 25 0 45 7 60 23 14 16 22 37 22 63zM699 200c0-20-4-35-14-46-10-10-23-16-40-16-16 0-30 5-40 15-10 9-15 22-15 39 0 21 6 38 16 51 10 14 24 20 40 20 17 0 30-5 39-17 10-11 14-26 14-46zM752 291l80-291h30l-78 291zM890 287v-29h69v-210l-61 44v-33l64-44h32v243h66v29zM1283 212c0 25-8 44-24 58s-39 21-69 21c-29 0-52-7-68-20-17-14-25-34-25-59 0-18 5-33 15-45s23-19 39-22v-1c-15-3-26-11-35-22-8-13-13-26-13-42 0-21 8-37 23-50 16-13 37-19 63-19 28 0 49 6 64 18 16 13 23 30 23 52 0 15-4 29-12 41-9 12-21 19-36 22v1c18 3 31 10 41 22 9 12 14 27 14 45zM1240 83c0-31-16-47-51-47-16 0-29 4-37 12-9 8-13 19-13 35 0 15 4 28 13 36s21 12 37 12c17 0 30-3 39-11 8-8 12-21 12-37zM1247 208c0-17-5-29-15-38-10-8-25-13-43-13s-32 5-41 14c-10 9-15 22-15 38 0 37 19 56 57 56 19 0 34-4 43-13 10-10 14-24 14-44z">
          <text:p/>
        </draw:path>
        <draw:path draw:style-name="gr2" draw:text-style-name="P2" draw:layer="layout" svg:width="1.288cm" svg:height="0.296cm" svg:x="14.798cm" svg:y="16.562cm" svg:viewBox="0 0 1289 297" svg:d="M194 215c0 26-8 47-25 61-16 14-40 21-70 21-28 0-50-6-67-19s-27-32-32-57v-3h4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9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6 293l80-291v-2h2 31 4l-1 4-79 291v2h-3-31-3zM209 291h31v3l-2-1 78-291 3 1v3h-31v-3l3 1-79 291-3-1zM344 290v-29-3h2 70v3h-3v-210h3l1 2-61 44-4 3v-5-33-2l1-1 64-44h1 1 32 2v3 243h-2v-3h66 3v3 29 3h-3-171-2zM346 288h171v2h-3v-29h3v3h-66-3v-3-243h3v2h-32v-2l1 2-64 44-2-2h3v33h-3l-1-3 61-44 5-3v6 210 3h-3-70v-3h3v29h-3zM742 201c0 30-9 53-25 70s-38 26-66 26c-31 0-56-12-72-35-17-24-25-57-25-101 0-48 8-86 25-111 18-26 43-39 75-39 42 0 69 19 80 57l1 3-3 1-33 6h-3l-1-2c-6-22-20-31-42-31-19 0-33 8-43 26-11 18-16 45-16 80h-3l-2-2c6-12 15-21 27-28 12-6 26-9 41-9 26 0 47 8 62 24s23 38 23 65zM736 201c0-26-7-46-21-61-15-15-33-23-58-23-14 0-27 3-38 9s-19 15-25 26l-6 10v-11c0-36 6-64 17-83s28-29 48-29c24 0 41 12 48 35l-3 1v-3l33-6v3l-3 1c-10-36-34-54-74-54-31 0-53 12-70 37-16 25-25 61-25 108 0 43 8 75 24 97 16 23 38 33 68 33 27 0 47-7 62-24 16-16 23-37 23-66zM701 203c0-19-5-33-14-44-9-10-22-15-38-15s-28 5-38 14c-9 9-14 21-14 37 0 20 5 37 15 49 10 13 22 19 38 19s28-5 37-15c9-11 14-26 14-45zM706 203c0 20-5 37-15 48-10 12-24 18-41 18s-31-7-42-21-16-32-16-53c0-17 5-32 16-41 10-10 24-15 41-15s32 5 42 17c10 11 15 27 15 47zM754 293l79-291 1-2h2 30 4l-1 4-79 291v2h-2-32-3zM756 291h32v3l-3-1 79-291 2 1v3h-30v-3l2 1-79 291-3-1zM891 290v-29-3h3 69v3h-3v-210h3l2 2-62 44-4 3v-5-33-2l1-1 64-44h1 1 32 3v3 243h-3v-3h66 3v3 29 3h-3-170-3zM894 288h170v2h-3v-29h3v3h-66-3v-3-243h3v2h-32v-2l1 2-64 44-1-2h3v33h-3l-2-3 61-44 5-3v6 210 3h-3-69v-3h3v29h-3zM1289 215c0 25-8 46-25 60-16 15-40 22-70 22s-53-7-70-21-26-35-26-61c0-18 5-34 16-47 10-12 24-20 41-23v3h-3v-1h3l-1 3c-15-3-27-11-36-23s-14-28-14-44c0-21 9-39 25-52 16-14 37-20 64-20s49 6 65 19 24 32 24 54c0 16-4 31-13 43s-22 20-37 23l-1-3h3v1h-3l1-3c18 3 32 11 42 23s15 28 15 47zM1283 215c0-18-4-32-13-43-10-12-22-19-39-21l-3-1v-2-1-2l3-1c14-3 25-9 33-20 9-12 13-25 13-40 0-21-8-37-23-49-15-13-35-19-61-19s-46 7-61 19-22 28-22 48c0 15 4 29 12 40 9 11 19 18 34 22h2v2 1 3h-2c-16 3-28 9-38 21s-14 26-14 43c0 25 7 43 23 56 16 14 38 20 67 20s51-6 66-20c16-14 23-32 23-56zM1241 86c0-30-16-44-48-44-16 0-27 4-36 11-8 7-11 18-11 33s4 26 12 34 20 11 35 11c16 0 28-3 36-10s12-19 12-35zM1246 86c0 17-4 31-14 39-9 8-22 12-39 12-16 0-30-4-39-13s-14-22-14-38 5-29 14-37 22-12 39-12c35 0 53 17 53 49zM1247 211c0-16-4-28-14-36-9-8-22-12-40-12-17 0-30 4-39 13-10 9-14 20-14 36 0 36 17 53 54 53 18 0 32-4 40-12 9-9 13-22 13-42zM1253 211c0 21-5 36-15 46-9 9-25 14-44 14-39 0-60-20-60-59 0-17 5-30 16-40 10-10 25-14 43-14s34 4 44 13c11 9 16 23 16 40z">
          <text:p/>
        </draw:path>
        <draw:path draw:style-name="gr2" draw:text-style-name="P2" draw:layer="layout" svg:width="0.508cm" svg:height="0.275cm" svg:x="15.185cm" svg:y="18.861cm" svg:viewBox="0 0 509 276" svg:d="M0 276v-25c7-15 15-28 24-40 10-11 20-22 30-31 11-9 21-18 31-26s20-16 28-24 15-16 20-25 7-19 7-30c0-15-4-26-13-34-9-9-21-13-36-13s-27 4-37 12c-9 8-15 20-17 34l-35-3c2-22 12-39 28-52 15-13 36-19 61-19 27 0 48 6 63 19s22 31 22 55c0 11-2 21-7 32-5 10-12 20-22 31-9 10-27 26-54 48-15 12-27 23-36 33-8 10-15 19-19 28h142v30zM237 107v-40h37v40zM237 276v-40h37v40zM339 276v-30h69v-209l-61 44v-33l64-44h32v242h66v30z">
          <text:p/>
        </draw:path>
        <draw:path draw:style-name="gr2" draw:text-style-name="P2" draw:layer="layout" svg:width="0.514cm" svg:height="0.281cm" svg:x="15.182cm" svg:y="18.858cm" svg:viewBox="0 0 515 282" svg:d="M0 279v-24-1h1c6-15 15-29 24-41 10-11 20-22 30-31 11-10 21-18 31-26 11-8 20-16 28-24s14-16 19-25 7-18 7-29c0-14-4-25-12-32-8-8-19-12-34-12s-26 4-35 11c-9 8-14 18-16 32v3h-3l-35-3-3-1v-3c3-22 12-40 29-53 16-13 37-20 63-20 28 0 50 7 65 20s23 33 23 57c0 11-3 22-8 34-5 10-12 21-22 32-9 10-28 26-55 48l-1-2 1 2c-14 12-26 23-35 33-8 9-14 18-18 27l-3-1v-3h142 3v3 29 3h-3-180-3zM3 277h180v2h-3v-29h3v3h-142-4l2-4c4-9 10-19 19-29s21-21 36-33c27-22 45-38 54-48 10-10 16-20 21-32 5-10 7-20 7-30 0-23-7-40-21-53-14-12-34-18-61-18-25 0-44 6-60 18-15 13-24 29-26 50h-3v-3l36 3-1 3h-3c2-15 8-27 18-36 10-8 24-13 39-13 16 0 29 5 38 14 9 8 14 21 14 36 0 12-3 22-8 31-5 10-12 19-20 27-9 8-18 16-28 24s-21 17-31 26-20 20-30 31c-9 11-17 24-23 39l-3-1h3v24h-3zM237 111v-41-3h3 37 3v3 41 3h-3-37-3zM240 107h37v4h-3v-41h3v3h-37v-3h2v41h-2zM237 279v-39-3h3 37 3v3 39 3h-3-37-3zM240 277h37v2h-3v-39h3v2h-37v-2h2v39h-2zM338 279v-29-3h3 69v3h-3v-210h3l2 2-62 44-4 3v-5-33-2h1l64-45h1 1 32 3v3 243h-3v-3h67 3v3 29 3h-3-171-3zM341 277h171v2h-3v-29h3v3h-67-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7.903cm" svg:height="0.521cm" svg:x="18.643cm" svg:y="15.46cm" svg:viewBox="0 0 7904 522" svg:d="M0 406v-385h52v342h194v43zM480 58c-43 0-76 13-99 41-24 27-36 65-36 112s13 85 37 114c25 29 58 43 100 43 54 0 95-27 122-80l42 21c-16 33-38 58-67 76-28 18-61 27-99 27-39 0-72-8-101-25-28-17-50-40-64-70-15-29-23-65-23-106 0-61 17-109 50-144 33-34 79-52 138-52 40 0 75 8 102 24s48 40 61 71l-50 17c-9-23-23-40-43-51-19-12-43-18-70-18zM1047 209c0 40-8 74-23 104-16 30-38 53-66 69-28 15-61 24-98 24h-144v-385h127c65 0 116 16 151 49s53 79 53 139zM995 209c0-48-14-84-40-109s-63-37-113-37h-74v301h86c28 0 53-7 74-19 22-12 38-30 49-54 12-23 18-50 18-82zM1068 517v-35h326v35zM1539 404c-16 4-33 7-50 7-39 0-59-24-59-68v-197h-34v-36h36l15-66h33v66h54v36h-54v186c0 14 2 24 6 30 5 6 13 9 25 9 6 0 16-2 28-4zM1833 257c0 52-11 91-34 116s-56 39-99 39-76-14-98-41c-22-26-33-64-33-114 0-101 44-152 133-152 45 0 78 12 99 37s32 63 32 115zM1781 257c0-40-6-70-18-88-12-19-32-28-61-28-28 0-49 9-62 28s-19 48-19 88c0 39 6 69 19 88 12 20 32 29 59 29 30 0 51-9 63-28 13-19 19-48 19-89zM2143 256c0 103-36 156-108 156-46 0-76-18-92-53h-1c0 2 1 17 1 48v115h-49v-352c0-30-1-50-2-60h48c0 1 0 3 0 8 1 4 1 11 2 20 0 10 0 16 0 20h1c9-19 21-32 35-40 14-9 33-13 57-13 36 0 63 12 81 36 18 25 27 63 27 115zM2092 257c0-41-6-70-17-88-11-17-29-26-53-26-19 0-34 4-45 12s-20 21-26 38c-5 18-8 40-8 68 0 39 6 67 18 86 13 18 33 27 61 27 24 0 42-9 53-26 11-18 17-48 17-91zM2158 517v-35h325v35zM2552 256c0 40 6 69 18 88 13 19 31 28 56 28 18 0 32-5 44-14 12-10 19-24 22-44l49 3c-4 29-16 51-36 68-20 18-46 27-77 27-42 0-73-14-95-40-22-27-33-65-33-115 0-49 11-87 33-113s53-39 94-39c30 0 55 8 75 23 20 16 33 37 38 65l-51 4c-2-17-9-30-19-39-11-10-25-15-44-15-26 0-45 9-57 26-11 17-17 46-17 87zM2872 412c-30 0-52-8-67-25-15-15-22-37-22-64 0-31 10-54 30-71 20-16 52-25 97-26l66-1v-16c0-24-5-41-15-51-10-11-26-16-48-16s-38 4-48 11c-10 8-16 20-18 36l-51-5c8-53 47-79 118-79 37 0 65 8 84 25 18 17 28 42 28 74v127c0 15 2 26 6 33 3 7 11 11 21 11 5 0 11-1 16-2v32c-12 2-25 4-37 4-19 0-32-5-40-15s-13-25-14-45h-2c-12 22-27 38-44 48-16 10-36 15-60 15zM2883 374c18 0 34-4 48-12 14-9 25-20 33-34s12-29 12-44v-24l-54 1c-23 0-40 2-52 7-12 4-21 11-27 20-7 9-10 21-10 36 0 16 4 28 13 37 9 8 21 13 37 13zM3356 256c0 103-36 156-108 156-23 0-41-4-56-13s-27-22-36-40h-1c0 6 0 15-1 26 0 12-1 19-1 21h-48c1-11 2-31 2-62v-344h49v116c0 12 0 26-1 42h1c9-19 21-33 36-41s34-12 56-12c37 0 64 12 82 37s26 63 26 114zM3305 258c0-41-6-71-17-89-10-17-28-26-53-26-27 0-48 9-60 28-13 19-19 49-19 90 0 39 6 67 18 86 13 18 33 27 61 27 24 0 42-9 53-27s17-48 17-89zM3417 406v-406h49v406zM3579 268c0 34 7 60 21 78 14 19 34 28 61 28 21 0 39-4 51-13 13-9 22-19 26-32l44 12c-18 46-58 71-121 71-43 0-77-14-99-40-23-26-35-65-35-116 0-49 12-86 35-112 22-26 55-39 97-39 87 0 130 52 130 157v6zM3739 230c-3-31-11-53-24-68-13-14-32-21-57-21-23 0-42 8-56 24s-21 38-23 65zM3805 517v-35h326v35zM4411 256c0 103-36 156-108 156-23 0-41-4-56-13s-27-22-36-40h-1c0 6 0 15-1 26 0 12-1 19-1 21h-48c1-11 2-31 2-62v-344h49v116c0 12 0 26-1 42h1c9-19 21-33 36-41s34-12 56-12c37 0 65 12 82 37 18 25 26 63 26 114zM4360 258c0-41-6-71-17-89-10-17-28-26-53-26-27 0-47 9-60 28s-19 49-19 90c0 39 6 67 19 86 12 18 32 27 60 27 25 0 42-9 53-27s17-48 17-89zM4473 406v-227c0-21 0-44-1-69h46c1 34 2 54 2 60h1c8-25 17-42 27-51 10-10 25-14 43-14 7 0 14 1 20 2v45c-6-1-15-2-26-2-20 0-36 8-47 26-10 18-16 43-16 75v155zM4734 412c-30 0-52-8-67-25-15-15-23-37-23-64 0-31 10-54 31-71 20-16 52-25 97-26l66-1v-16c0-24-5-41-15-51-10-11-26-16-48-16s-38 4-48 11c-10 8-16 20-18 36l-51-5c8-53 47-79 118-79 37 0 65 8 84 25 18 17 28 42 28 74v127c0 15 2 26 5 33 4 7 12 11 22 11 5 0 10-1 16-2v32c-12 2-25 4-38 4-18 0-31-5-39-15-9-10-13-25-14-45h-2c-12 22-27 38-44 48-16 10-37 15-60 15zM4745 374c18 0 34-4 48-12 14-9 25-20 33-34s12-29 12-44v-24l-54 1c-23 0-40 2-52 7-12 4-21 11-28 20-6 9-9 21-9 36 0 16 4 28 13 37 8 8 21 13 37 13zM5006 256c0 40 6 69 19 88 12 19 31 28 55 28 18 0 32-5 44-14 12-10 19-24 22-44l50 3c-4 29-16 51-37 68-20 18-46 27-77 27-41 0-73-14-95-40-21-27-32-65-32-115 0-49 11-87 32-113 22-26 54-39 94-39 30 0 56 8 75 23 20 16 33 37 38 65l-51 4c-2-17-9-30-19-39-10-10-25-15-44-15-26 0-45 9-57 26-11 17-17 46-17 87zM5436 406l-100-135-36 29v106h-49v-406h49v253l129-143h58l-120 127 126 169zM5570 268c0 34 7 60 21 78 14 19 35 28 62 28 21 0 38-4 51-13s21-19 26-32l43 12c-18 46-58 71-120 71-44 0-77-14-100-40s-34-65-34-116c0-49 11-86 34-112s56-39 98-39c87 0 130 52 130 157v6zM5730 230c-2-31-10-53-23-68-14-14-32-21-57-21-24 0-43 8-56 24-14 16-22 38-23 65zM5957 404c-17 4-33 7-50 7-39 0-59-24-59-68v-197h-34v-36h36l14-66h33v66h55v36h-55v186c0 14 3 24 7 30 5 6 13 9 24 9 7 0 16-2 29-4zM5955 517v-35h325v35zM6311 47v-47h49v47zM6311 406v-296h49v296zM6623 406v-188c0-19-2-34-6-45s-10-19-18-23c-8-5-21-7-37-7-24 0-42 8-56 24-13 16-20 38-20 67v172h-49v-233c0-34-1-55-2-63h46c1 1 1 3 1 7s0 9 1 14c0 5 0 15 1 30 12-21 25-35 40-44 14-8 33-12 55-12 32 0 56 8 71 24s22 42 22 80v197zM6967 324c0 27-10 49-31 64-21 16-51 24-88 24s-65-6-85-19-33-31-39-57l43-9c4 16 13 28 26 35 13 8 31 11 55 11 25 0 43-4 54-11 12-8 18-19 18-35 0-11-4-21-12-28s-21-13-39-18l-35-9c-28-7-48-15-60-22s-22-15-28-25c-7-10-11-22-11-37 0-27 10-47 29-61s47-22 84-22c33 0 59 6 78 18 19 11 31 29 36 55l-44 5c-3-13-10-23-22-30s-28-10-48-10c-22 0-38 3-49 10-10 6-16 17-16 30 0 9 2 15 7 21 4 5 11 10 19 14 9 4 27 9 54 16 26 6 45 12 56 18 12 5 21 11 27 18 7 7 12 15 16 24 4 8 5 18 5 30zM7066 268c0 34 7 60 21 78 14 19 34 28 61 28 21 0 38-4 51-13s22-19 26-32l43 12c-17 46-57 71-120 71-44 0-77-14-100-40s-34-65-34-116c0-49 11-86 34-112s56-39 98-39c87 0 130 52 130 157v6zM7225 230c-2-31-10-53-23-68-13-14-32-21-57-21-24 0-42 8-56 24s-22 38-23 65zM7339 406v-227c0-21 0-44-1-69h46c2 34 2 54 2 60h1c8-25 17-42 27-51 11-10 25-14 43-14 7 0 14 1 20 2v45c-6-1-15-2-26-2-20 0-36 8-46 26-11 18-17 43-17 75v155zM7638 404c-16 4-33 7-50 7-39 0-59-24-59-68v-197h-34v-36h36l15-66h33v66h54v36h-54v186c0 14 2 24 6 30 5 6 13 9 25 9 6 0 16-2 28-4zM7904 324c0 27-11 49-32 64-21 16-50 24-88 24-37 0-65-6-85-19s-33-31-39-57l44-9c4 16 13 28 26 35 13 8 31 11 54 11 25 0 43-4 55-11 11-8 17-19 17-35 0-11-4-21-12-28s-21-13-39-18l-35-9c-28-7-48-15-60-22s-21-15-28-25-10-22-10-37c0-27 10-47 29-61s47-22 84-22c32 0 58 6 77 18 20 11 32 29 37 55l-44 5c-3-13-10-23-22-30s-28-10-48-10c-22 0-39 3-49 10-11 6-16 17-16 30 0 9 2 15 6 21 5 5 11 10 20 14 8 4 26 9 54 16 26 6 44 12 56 18 11 5 20 11 27 18s12 15 15 24c4 8 6 18 6 30z">
          <text:p/>
        </draw:path>
        <draw:path draw:style-name="gr2" draw:text-style-name="P2" draw:layer="layout" svg:width="7.909cm" svg:height="0.526cm" svg:x="18.64cm" svg:y="15.458cm" svg:viewBox="0 0 7910 527" svg:d="M0 408v-385-3h3 52 3v3 343h-3v-3h194 3v3 42 3h-3-246-3zM3 405h246v3h-3v-42h3v2h-194-3v-2-343h3v3h-52v-3h2v385h-2zM483 64c-42 0-74 13-97 40s-35 63-35 110 12 84 36 112c25 28 57 42 98 42 53 0 92-26 119-78l1-3 3 1 42 22 3 1-1 2c-16 34-39 60-68 77-29 18-63 27-101 27-39 0-74-9-102-25-29-16-51-40-66-70s-22-67-22-108c0-61 17-110 50-146 34-36 80-54 140-54 41 0 76 9 103 25 28 16 49 41 62 73l1 3-3 1-49 16-2 1-1-2c-9-22-23-39-42-50-20-12-42-17-69-17zM483 57c27 0 52 7 72 19s35 30 44 53l-3 1-1-3 50-16 1 2-3 1c-13-31-32-54-59-70s-61-24-101-24c-59 0-103 17-136 52s-49 82-49 142c0 41 8 76 22 105 15 30 36 52 64 68s60 24 99 24c37 0 70-9 98-26s50-41 66-74l2 1-1 3-43-22 2-2 2 1c-27 54-69 82-124 82-42 0-77-15-102-44s-37-68-37-116 12-86 36-114 58-43 101-43zM1053 212c0 40-8 75-24 105-15 31-38 54-67 70-28 16-62 24-99 24h-144-3v-3-385-3h3 127c66 0 117 17 153 51 36 33 54 80 54 141zM1047 212c0-60-17-105-52-137-35-33-84-49-149-49h-127v-3h3v385h-3v-3h144c37 0 69-7 97-23s49-38 64-67c16-30 23-64 23-103zM995 212c0-47-13-82-39-107-25-24-62-37-111-37h-74v-2h3v301h-3v-3h86c28 0 52-6 73-18 21-13 37-30 48-53s17-50 17-81zM1000 212c0 32-6 60-17 84-12 23-29 42-50 54-22 13-48 19-76 19h-86-3v-2-301-3h3 74c50 0 89 13 115 38 27 26 40 63 40 111zM1068 519v-35-3h3 326 3v3 35 3h-3-326-3zM1071 516h326v3h-2v-35h2v3h-326v-3h3v35h-3zM1543 409c-17 4-34 6-51 6-40 0-61-24-61-69v-197h2v3h-34-3v-3-36-3h3 36v3h-3l15-67v-3h3 33 2v3 67h-2v-3h54 3v3 36 3h-3-54v-3h2v186c0 14 2 23 7 28 4 5 11 8 22 8 6 0 15-1 27-4l4-1v4 36 2zM1539 406v-36h3v3c-12 2-22 3-28 3-12 0-22-3-27-9s-7-17-7-32v-186-3h3 54v3h-3v-36h3v3h-54-3v-3-67h3v3h-33v-3l2 1-14 67v2h-3-36v-3h3v36h-3v-3h34 3v3 197c0 43 18 64 56 64 17 0 33-2 49-7l1 3zM1839 260c0 52-12 92-35 118-23 25-57 39-101 39s-77-14-100-41c-22-27-34-66-34-116 0-102 46-155 136-155 45 0 79 13 101 38s33 65 33 117zM1833 260c0-51-10-89-31-113-21-25-53-36-97-36-87 0-130 49-130 149 0 50 11 87 32 112 22 26 53 39 96 39s75-12 97-37 33-62 33-114zM1782 260c0-40-6-69-18-87s-31-26-59-26-47 9-60 27c-12 18-18 47-18 86s6 67 18 87c12 18 31 28 57 28 29 0 49-9 61-28 12-18 19-47 19-87zM1787 260c0 41-6 71-19 91-13 19-36 29-66 29-27 0-49-10-62-30s-19-50-19-90 7-70 20-89c13-20 35-30 64-30 30 0 51 10 64 29 12 19 18 49 18 90zM2149 259c0 104-37 158-111 158-46 0-78-18-94-53l2-2v3h-1v-3l2-1c1 2 2 18 2 48v115 3h-3-49-3v-3-351c0-30-1-50-2-60v-3h3 48 2v2c1 1 1 4 1 9 1 4 1 11 1 20 1 10 1 16 1 20h-3v-3h1v3l-2-2c9-18 21-32 36-41 14-8 34-13 58-13 37 0 65 13 84 38 18 25 27 64 27 116zM2144 259c0-52-9-89-27-113s-44-35-79-35c-23 0-42 4-56 12-13 8-24 21-33 39l-1 1h-2-1-2v-2c0-4-1-10-1-19-1-10-1-16-1-21-1-4-1-7-1-7l3-1v3h-48v-3h3c1 10 2 30 2 60v351h-3v-3h49v3h-3v-115c0-30 0-44-1-45l-2-4h5 1 2l1 1c15 34 44 50 89 50 71 0 106-50 106-152zM2092 260c0-40-5-69-16-86s-27-25-51-25c-19 0-33 4-44 11-10 8-18 20-24 37s-8 40-8 67c0 39 6 66 18 84s30 27 58 27c23 0 40-9 51-26 10-17 16-47 16-89zM2098 260c0 43-6 74-18 92-11 19-30 28-55 28-29 0-50-10-63-29-13-18-19-48-19-87 0-28 3-51 9-68 6-18 14-32 26-40 11-9 27-13 47-13 25 0 44 10 56 28 11 18 17 48 17 89zM2158 519v-35-3h3 325 3v3 35 3h-3-325-3zM2161 516h325v3h-2v-35h2v3h-325v-3h3v35h-3zM2558 259c0 39 6 68 18 86s29 27 53 27c17 0 31-4 42-13s18-23 21-42v-3h3l49 4h3v3c-4 29-16 52-37 69-21 18-48 27-79 27-42 0-75-14-97-41-22-26-33-65-33-116 0-50 11-88 33-115s55-40 96-40c31 0 57 8 77 24s33 38 38 66l1 3-3 1-51 3-2 1-1-3c-2-16-8-28-18-37-10-10-24-14-42-14-26 0-43 8-54 25-12 16-17 45-17 85zM2552 259c0-41 6-71 18-89 12-17 32-27 59-27 19 0 35 5 46 16 11 10 17 23 20 40l-3 1v-3l50-4 1 3h-3c-5-27-17-47-37-63-19-15-43-22-73-22-40 0-70 12-92 38-21 25-32 62-32 111 0 50 11 87 32 113 22 25 52 38 93 38 30 0 55-8 75-25 20-16 32-38 35-66h3v3l-50-3 1-3 2 1c-2 20-10 35-22 45s-28 15-46 15c-25 0-45-10-58-30-13-19-19-49-19-89zM2875 417c-30 0-54-9-69-25s-23-38-23-66c0-31 10-56 31-73 20-16 54-25 99-27l66-1v3h-3v-16c0-23-4-40-14-49-10-10-25-15-46-15-22 0-37 3-46 10-10 8-15 18-17 34l-1 3h-2l-52-5h-3l1-3c8-54 50-82 121-82 37 0 66 9 86 26 19 18 29 43 29 76v127c0 14 1 25 5 32 3 6 9 9 19 9 5 0 10 0 16-2h3v3 31 2h-2c-12 3-25 5-38 5-19 0-34-5-42-16-9-10-14-25-15-46h3v3h-2v-3l3 1c-13 23-28 39-45 49s-38 15-62 15zM2875 411c23 0 43-5 59-14s30-24 43-47l1-1h1 2 2l1 3c1 20 5 34 13 43s20 13 38 13c12 0 25-1 37-4v3h-2v-31h2l1 3c-6 1-12 2-17 2-11 0-20-5-24-13s-6-19-6-34v-127c0-32-9-55-27-72-18-16-45-24-82-24-70 0-107 25-116 77l-2-1v-3l51 5v3h-3c2-17 9-30 19-38 11-8 28-12 50-12s39 6 50 17c11 10 16 29 16 53v16 3h-3l-66 1v-3 3c-44 1-76 10-96 26-19 16-29 38-29 68 0 27 7 47 22 62 14 15 36 23 65 23zM2886 374c18 0 33-4 46-12 14-8 25-19 33-32 8-14 11-28 11-43v-24h3v2l-53 1h-1c-22 1-39 3-51 7-12 5-20 11-26 20-6 8-9 19-9 34s4 26 12 35c8 8 19 12 35 12zM2886 380c-17 0-30-5-39-14s-14-23-14-39c0-15 4-28 10-38 7-9 17-16 29-21 12-4 30-7 53-7v3-3l54-1h3v3 24c0 15-4 31-12 45-9 15-20 27-35 35-14 8-31 13-49 13zM3362 259c0 104-37 158-111 158-23 0-42-5-57-13-16-8-28-22-38-40l3-2v3h-1v-3h3c0 6 0 15-1 26-1 12-1 19-2 21v2h-2-48-3v-3c1-10 2-30 2-61v-345-2h3 49 3v2 117c0 12-1 26-1 42h-3v-3h1v3l-3-2c10-19 22-33 38-42 15-8 34-12 57-12 38 0 66 13 84 39 18 25 27 64 27 115zM3357 259c0-50-9-87-26-112s-44-36-80-36c-22 0-40 3-55 11-14 8-26 21-35 40v1h-2-1-3v-3c1-16 1-29 1-41v-117h3v3h-49v-3h3v345c0 31-1 52-2 62l-3-1v-3h48v3h-3c0-2 1-8 1-20 1-12 2-20 2-26v-2h2 1 2v1c10 18 21 30 35 38 15 8 33 12 55 12 71 0 106-50 106-152zM3305 261c0-41-5-70-16-87-10-17-27-26-51-26-27 0-46 9-58 28-12 18-18 47-18 88 0 38 6 66 18 84s31 27 58 27c24 0 40-9 51-26 11-18 16-47 16-88zM3311 261c0 41-6 72-17 90-12 19-31 29-56 29-29 0-50-10-63-29s-19-48-19-87c0-41 7-72 19-92 14-19 35-29 63-29 25 0 45 9 56 28 11 18 17 48 17 90zM3417 408v-406-2h3 49 3v2 406 3h-3-49-3zM3420 405h49v3h-3v-406h3v3h-49v-3h3v406h-3zM3585 271c0 33 6 59 20 77 14 17 33 26 59 26 21 0 37-4 50-12 12-9 20-19 25-31l1-3 2 1 43 12 3 1-1 3c-18 47-60 72-123 72-44 0-78-14-102-40-23-27-35-67-35-118 0-49 12-88 35-114 24-27 57-40 100-40 88 0 133 54 133 160v6 3h-3-210v-3zM3582 268h210v3h-2v-6c0-104-42-154-128-154-41 0-73 12-95 38-23 25-34 61-34 110 0 51 11 88 34 114 22 25 54 38 97 38 62 0 101-23 118-68l3 1-1 3-43-13v-2l3 1c-5 13-14 25-27 33-13 9-31 14-53 14-27 0-49-10-63-29-15-19-22-46-22-80v-3zM3739 234c-3-31-10-53-23-67s-30-20-55-20c-23 0-40 7-54 23-13 15-21 36-22 64l-3-1v-2h160v2zM3742 236h-160-3l1-3c1-28 9-51 23-67s34-25 58-25c26 0 45 8 59 22 13 15 22 39 25 70v3zM3806 519v-35-3h2 326 3v3 35 3h-3-326-2zM3808 516h326v3h-3v-35h3v3h-326v-3h3v35h-3zM4417 259c0 104-37 158-111 158-23 0-42-5-57-13s-28-22-38-40l3-2v3h-1v-3h3c0 6 0 15-1 26-1 12-1 19-2 21v2h-2-48-3v-3c1-10 2-30 2-61v-345-2h3 49 3v2 117c0 12-1 26-1 42h-3v-3h1v3l-3-2c10-19 22-33 38-42 15-8 34-12 57-12 38 0 66 13 84 39 18 25 27 64 27 115zM4412 259c0-50-9-87-26-112s-43-36-80-36c-22 0-40 3-55 11-14 8-26 21-35 40v1h-2-1-3v-3c1-16 1-29 1-41v-117h3v3h-49v-3h3v345c0 31-1 52-2 62l-3-1v-3h48v3h-3c0-2 1-8 2-20 0-12 1-20 1-26v-2h2 1 2v1c10 18 21 30 35 38 15 8 33 12 55 12 71 0 106-50 106-152zM4360 261c0-41-5-70-16-87-10-17-27-26-51-26-27 0-46 9-58 28-12 18-18 47-18 88 0 38 6 66 18 84s31 27 58 27c24 0 40-9 51-26 11-18 16-47 16-88zM4366 261c0 41-6 72-17 90-12 19-31 29-56 29-29 0-50-10-63-29s-19-48-19-87c0-41 7-72 20-92 13-19 34-29 62-29 26 0 45 9 56 28 11 18 17 48 17 90zM4473 408v-226c0-21 0-44-1-69v-3h3 46 3v3c1 33 2 54 2 60h-3v-2h1v2h-2c7-26 17-44 27-54 11-9 26-14 45-14 7 0 14 1 21 3h2v2 45 4l-3-1c-7-2-15-3-26-3-20 0-34 9-44 25-11 18-16 42-16 74v154 3h-3-49-3zM4476 405h49v3h-3v-154c0-33 6-59 17-77s28-27 49-27c11 0 20 1 27 3l-1 2h-3v-45h3v3c-7-2-13-2-20-2-18 0-31 4-41 13s-18 25-26 50l-1 2h-2-1-3v-3c0-6 0-26-2-60h3v3h-46v-3h2c2 25 2 48 2 69v226h-3zM4737 417c-30 0-54-9-69-25-16-16-23-38-23-66 0-31 10-56 31-73 20-16 54-25 99-27l66-1v3h-3v-16c0-23-5-40-14-49-10-10-25-15-46-15-22 0-37 3-47 10-9 8-14 18-16 34l-1 3h-2l-52-5h-3l1-3c8-54 49-82 121-82 37 0 66 9 85 26 20 18 30 43 30 76v127c0 14 1 25 5 32 3 6 9 9 19 9 5 0 10 0 16-2h3v3 31 2h-2c-13 3-26 5-39 5-18 0-33-5-41-16-9-10-14-25-15-46h3v3h-2v-3l3 1c-13 23-28 39-45 49s-38 15-62 15zM4737 411c23 0 43-5 59-14s30-24 43-47v-1h2 2 2v3c2 20 6 34 14 43s20 13 37 13c13 0 25-1 38-4v3h-2v-31h2l1 3c-6 1-12 2-17 2-11 0-20-5-24-13s-6-19-6-34v-127c0-32-9-55-27-72-19-16-45-24-82-24-70 0-108 25-116 77l-2-1v-3l51 5v3h-3c2-17 9-30 19-38 11-8 27-12 50-12 22 0 39 6 50 17 10 10 16 29 16 53v16 3h-3l-66 1v-3 3c-45 1-76 10-96 26-19 16-29 38-29 68 0 27 7 47 22 62 14 15 35 23 65 23zM4748 374c17 0 33-4 46-12 14-8 25-19 32-32 8-14 12-28 12-43v-24h3v2l-54 1c-23 1-40 3-51 7-12 5-20 11-26 20-6 8-9 19-9 34s4 26 12 35c8 8 19 12 35 12zM4748 380c-17 0-30-5-39-14s-14-23-14-39c0-15 4-28 10-38 7-9 17-16 29-21 12-4 30-7 53-7v3-3l54-1h3v3 24c0 15-4 31-13 45-8 15-19 27-34 35-14 8-31 13-49 13zM5012 259c0 39 6 68 18 86s29 27 53 27c17 0 31-4 42-13 12-9 18-23 21-42l1-3h2l50 4h3l-1 3c-4 29-16 52-37 69-21 18-47 27-79 27-42 0-75-14-97-41-22-26-33-65-33-116 0-50 11-88 33-115 23-27 55-40 96-40 31 0 57 8 77 24 21 16 34 38 39 66v3l-3 1-50 3-3 1v-3c-3-16-9-28-19-37-10-10-23-14-42-14-25 0-43 8-54 25-11 16-17 45-17 85zM5006 259c0-41 6-71 18-89 12-17 32-27 59-27 19 0 35 5 46 16 11 10 18 23 20 40l-3 1v-3l51-4v3h-3c-5-27-17-47-36-63-20-15-44-22-74-22-40 0-70 12-91 38-22 25-32 62-32 111 0 50 10 87 32 113 21 25 51 38 92 38 31 0 56-8 75-25 20-16 32-38 36-66h3l-1 3-49-3v-3l3 1c-3 20-11 35-23 45s-28 15-46 15c-25 0-45-10-58-30-12-19-19-49-19-89zM5436 410l-99-135 2-1 2 2-36 29-2-2h3v105 3h-3-49-3v-3-406-2h3 49 3v2 254h-3l-2-2 129-143 1-1h1 58 6l-4 5-120 127-2-2 2-2 126 169 4 4h-6-57-2zM5439 405h57v3l-2 2-126-168-1-2 1-2 120-127 2 2v3h-58v-3l2 2-129 143-5 6v-8-254h3v3h-49v-3h3v406h-3v-3h49v3h-3v-105-1l1-1 36-30 2-2 2 3 100 135-2 1zM5576 271c0 33 7 59 21 77 13 17 33 26 59 26 21 0 37-4 49-12 13-9 21-19 25-31l1-3 3 1 43 12 3 1-1 3c-18 47-60 72-123 72-44 0-79-14-102-40-23-27-35-67-35-118 0-49 12-88 35-114 23-27 57-40 100-40 88 0 133 54 133 160v6 3h-3-211v-3zM5573 268h211v3h-3v-6c0-104-42-154-127-154-42 0-73 12-96 38-22 25-33 61-33 110 0 51 11 88 33 114 23 25 55 38 98 38 62 0 100-23 118-68l2 1-1 3-43-13 1-2 3 1c-5 13-14 25-27 33-14 9-32 14-53 14-28 0-49-10-64-29-14-19-21-46-21-80v-3zM5731 234c-3-31-11-53-24-67-12-14-30-20-54-20-23 0-41 7-54 23-14 15-21 36-22 64l-3-1v-2h159v2zM5733 236h-159-3v-3c1-28 9-51 23-67 15-16 35-25 59-25 25 0 45 8 59 22 13 15 21 39 24 70v3zM5960 409c-16 4-33 6-50 6-41 0-62-24-62-69v-197h3v3h-34-3v-3-36-3h3 36v3h-3l15-67v-3h2 33 3v3 67h-3v-3h55 3v3 36 3h-3-55v-3h3v186c0 14 2 23 6 28s11 8 22 8c7 0 16-1 28-4l3-1v4 36 2zM5957 406v-36h3v3c-12 2-22 3-29 3-12 0-21-3-26-9s-8-17-8-32v-186-3h3 55v3h-3v-36h3v3h-55-3v-3-67h3v3h-33v-3l3 1-14 67-1 2h-2-36v-3h3v36h-3v-3h34 3v3 197c0 43 18 64 56 64 17 0 33-2 49-7l1 3zM5955 519v-35-3h3 325 3v3 35 3h-3-325-3zM5958 516h325v3h-2v-35h2v3h-325v-3h3v35h-3zM6311 49v-47-2h3 49 3v2 47 3h-3-49-3zM6314 47h49v2h-3v-47h3v3h-49v-3h3v47h-3zM6311 408v-295-3h3 49 3v3 295 3h-3-49-3zM6314 405h49v3h-3v-295h3v3h-49v-3h3v295h-3zM6623 408v-187c0-19-2-34-5-44-4-10-10-17-17-22-8-4-20-7-36-7-23 0-40 8-54 24-13 15-19 37-19 65v171 3h-3-49-3v-3-232c0-34-1-55-2-62v-4h3 46 3v3c0 1 1 3 1 7s0 9 0 14c1 5 1 15 1 30h-2v-3 3l-2-2c11-20 25-35 40-44s34-13 57-13c33 0 57 8 73 25 15 16 23 44 23 82v196 3h-3-49-3zM6626 405h49v3h-3v-196c0-37-7-63-21-78-15-16-37-23-69-23-22 0-40 4-54 12s-27 22-38 42l-1 1h-2-3v-2c-1-15-1-24-1-30 0-5-1-9-1-13s0-7 0-7l2-1v3h-46v-3h3c1 8 1 29 1 63v232h-2v-3h49v3h-3v-171c0-29 7-52 21-69s34-25 58-25c17 0 30 2 38 7 9 5 16 14 20 25s6 27 6 46v187h-3zM6973 327c0 28-11 51-33 66-21 16-51 24-89 24-37 0-66-7-87-19-20-12-34-32-40-58l-1-3 3-1 44-8 2-1 1 3c4 15 12 26 24 33 13 7 31 10 54 10 24 0 42-3 53-11 11-7 16-17 16-32 0-11-4-19-11-26-8-7-20-12-38-17l1-3-1 3-35-9 1-3-1 3c-28-8-49-15-61-22s-22-16-29-26c-7-11-10-24-10-39 0-27 10-49 30-64 19-14 48-21 85-21 33 0 60 6 79 17 20 12 33 31 38 57v3l-3 1-44 5h-2l-1-2c-2-13-9-22-20-28-12-7-27-11-47-11-22 0-37 4-47 10s-15 15-15 28c0 8 2 14 6 19s10 10 18 13c9 4 26 9 54 16 26 6 45 13 57 18 11 6 21 12 27 19 7 7 13 15 16 24 4 10 6 20 6 32zM6968 327c0-11-2-21-6-29-3-9-8-16-15-23-6-6-15-12-26-18-11-5-30-11-56-18l1-2-1 2c-27-6-45-12-54-16-9-3-16-9-20-14-5-6-8-14-8-23 0-14 6-26 18-33 11-7 28-10 50-10 20 0 37 3 49 11 13 7 21 18 24 32h-3v-3l44-5v3h-3c-5-24-16-42-35-53-18-11-44-17-76-17-36 0-63 7-82 21s-28 33-28 59c0 14 3 26 10 35 6 10 15 18 27 25s31 14 59 21l36 9c18 5 31 11 40 19 8 8 12 18 12 30 0 16-6 29-18 37s-31 12-56 12c-24 0-43-4-56-11-14-8-23-20-28-37l3-1 1 3-44 9v-3l3-1c5 25 18 43 37 55 20 12 47 18 84 18s66-7 86-22c21-15 31-35 31-62zM7071 271c0 33 7 59 21 77 13 17 33 26 59 26 21 0 37-4 50-12 12-9 20-19 25-31v-3l3 1 43 12 3 1-1 3c-18 47-60 72-123 72-44 0-79-14-102-40-23-27-35-67-35-118 0-49 12-88 35-114 23-27 57-40 100-40 88 0 133 54 133 160v6 3h-3-210v-3zM7069 268h210v3h-3v-6c0-104-42-154-127-154-42 0-73 12-96 38-22 25-33 61-33 110 0 51 11 88 33 114 23 25 55 38 98 38 62 0 100-23 118-68l2 1v3l-44-13 1-2 3 1c-5 13-14 25-27 33-14 9-31 14-53 14-28 0-49-10-64-29-14-19-21-46-21-80v-3zM7226 234c-3-31-11-53-23-67-13-14-31-20-55-20-23 0-41 7-54 23-14 15-21 36-22 64l-3-1v-2h159v2zM7228 236h-159-3v-3c1-28 9-51 24-67 14-16 34-25 58-25 25 0 45 8 59 22 13 15 21 39 24 70l1 3zM7340 408v-226c0-21-1-44-2-69v-3h3 46 3v3c1 33 2 54 2 60h-3v-2h1v2h-2c8-26 17-44 27-54 11-9 26-14 45-14 7 0 14 1 21 3h2v2 45 4l-3-1c-7-2-15-3-26-3-19 0-34 9-44 25-11 18-16 42-16 74v154 3h-3-49-2zM7342 405h49v3h-2v-154c0-33 5-59 16-77s28-27 49-27c11 0 20 1 27 3l-1 2h-2v-45h2v3c-7-2-13-2-20-2-18 0-31 4-41 13s-18 25-26 50l-1 2h-2-1-3v-3c0-6 0-26-2-60h3v3h-46v-3h3c1 25 1 48 1 69v226h-3zM7642 409c-17 4-34 6-51 6-40 0-61-24-61-69v-197h2v3h-34-3v-3-36-3h3 36v3h-2l14-67v-3h3 33 2v3 67h-2v-3h54 3v3 36 3h-3-54v-3h2v186c0 14 2 23 7 28 4 5 11 8 22 8 6 0 15-1 27-4l4-1v4 36 2zM7638 406v-36h3l1 3c-13 2-23 3-29 3-12 0-22-3-27-9s-7-17-7-32v-186-3h3 54v3h-3v-36h3v3h-54-3v-3-67h3v3h-33v-3l2 1-14 67v2h-3-36v-3h3v36h-3v-3h34 3v3 197c0 43 18 64 56 64 17 0 33-2 49-7l1 3zM7910 327c0 28-11 51-33 66-21 16-52 24-90 24-37 0-66-7-86-19-21-12-34-32-40-58l-1-3 3-1 43-8 3-1v3c4 15 12 26 25 33s30 10 53 10c25 0 42-3 53-11 11-7 16-17 16-32 0-11-3-19-11-26-7-7-20-12-37-17v-3 3l-35-9v-3 3c-29-8-49-15-61-22s-22-16-29-26c-7-11-11-24-11-39 0-27 10-49 30-64 20-14 49-21 86-21 33 0 59 6 79 17 20 12 32 31 37 57l1 3-3 1-44 5h-3v-2c-3-13-9-22-21-28-11-7-27-11-46-11-22 0-38 4-48 10s-14 15-14 28c0 8 2 14 6 19s10 10 18 13c8 4 26 9 53 16 27 6 46 13 57 18 12 6 21 12 28 19s12 15 16 24c4 10 6 20 6 32zM7904 327c0-11-2-21-5-29-4-9-9-16-15-23-6-6-15-12-26-18-12-5-30-11-56-18l1-2-1 2c-27-6-46-12-54-16-9-3-16-9-21-14-5-6-7-14-7-23 0-14 6-26 17-33s28-10 51-10c20 0 37 3 49 11 12 7 20 18 23 32h-2l-1-3 44-5 1 3h-3c-5-24-16-42-35-53s-44-17-76-17c-37 0-64 7-82 21-19 14-28 33-28 59 0 14 3 26 9 35 7 10 16 18 28 25 11 7 31 14 59 21l35 9c18 5 32 11 40 19 9 8 13 18 13 30 0 16-6 29-19 37-12 8-31 12-56 12-23 0-42-4-56-11-13-8-23-20-27-37l3-1v3l-43 9-1-3 3-1c6 25 18 43 38 55 19 12 47 18 83 18 38 0 66-7 87-22 20-15 30-35 30-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74cm" svg:height="0.28cm" svg:x="18.593cm" svg:y="18.847cm" svg:viewBox="0 0 1875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6-12-72-37c-15-24-23-58-23-104 0-47 8-82 23-105s40-35 73-35c32 0 56 12 71 36 15 23 23 58 23 104zM1172 140c0-39-4-68-13-85-9-18-24-27-45-27s-37 9-47 26c-9 18-14 46-14 86 0 39 5 67 14 85 11 18 26 26 46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9 188c0 28-9 51-26 67-17 18-40 26-71 26-25 0-45-6-61-18-15-11-25-27-29-48l35-4c7 27 26 40 56 40 19 0 34-5 44-16 11-12 16-27 16-47 0-17-5-31-16-41-11-11-25-16-43-16-9 0-18 1-26 4s-16 8-25 15h-33l9-146h154v30h-123l-5 86c15-12 34-17 56-17 27 0 48 7 64 23s24 36 24 62zM1837 214v63h-33v-63h-128v-26l124-184h37v183h38v27zM1804 43c0 1-2 5-5 11-4 6-6 10-8 12l-69 103-11 14-3 4h96z">
          <text:p/>
        </draw:path>
        <draw:path draw:style-name="gr2" draw:text-style-name="P2" draw:layer="layout" svg:width="1.878cm" svg:height="0.284cm" svg:x="18.591cm" svg:y="18.845cm" svg:viewBox="0 0 1879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3 38-32 0-56-12-72-38-16-24-24-59-24-105 0-47 8-82 23-106 16-24 41-36 74-36 34 0 58 12 74 36 15 24 23 60 23 106zM1208 142c0-46-8-80-23-103s-37-35-70-35c-32 0-56 11-71 34s-22 58-22 104c0 45 8 80 23 103 16 24 38 36 69 36 32 0 54-12 70-36s24-58 24-103zM1172 142c0-39-4-67-13-84s-23-26-44-26-35 8-44 25-14 45-14 85c0 38 5 66 14 84 9 17 23 26 43 26 21 0 35-9 44-27 10-18 14-45 14-83zM1176 142c0 38-4 67-14 85-10 19-26 28-48 28-21 0-37-9-47-27-9-19-14-47-14-86 0-40 5-69 14-87 10-17 26-27 48-27s38 10 48 28c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3 190c0 29-9 52-26 70-18 16-42 25-73 25-25 0-46-6-62-17-16-12-26-29-30-50l-1-2 2-1 36-4h1l1 2c7 26 25 39 54 39 19 0 32-6 43-17 10-11 15-25 15-45 0-17-5-30-15-40-11-10-24-15-42-15-9 0-18 1-26 4-7 3-15 8-23 15h-1-1-33-3l1-2 9-146v-2h2 154 2v2 30 2h-2-123v-2h2l-5 86h-2l-1-2c15-11 35-17 57-17 27 0 49 8 65 24 17 16 25 37 25 63zM1649 190c0-25-8-45-23-60-16-16-36-23-63-23-22 0-40 5-55 17l-3 2v-4l5-86v-2h2 123v2h-2v-30h2v2h-154v-2h2l-9 147-2-1v-1h33v1l-1-1c8-7 17-12 25-15s17-5 27-5c18 0 33 6 44 16 11 11 17 26 17 43 0 20-6 36-17 48-10 12-26 17-45 17-31 0-51-14-58-41l2-1v2l-35 4v-2h2c4 20 13 36 28 48 16 11 35 16 60 16 30 0 53-8 70-25 17-16 25-38 25-66zM1841 216v63 2h-2-33-2v-2-63h2v2h-128-2v-2-26-1-1l125-183v-1h1 37 2v2 183h-2v-2h38 2v2 27 2h-2-38v-2zM1839 214h38v2h-2v-27h2v2h-38-2v-2-183h2v2h-37v-2l2 1-124 184-2-1h2v26h-2v-2h128 2v2 63h-2v-2h33v2h-2v-63-2zM1808 46c0 1-2 5-6 11-3 6-5 10-7 12l-70 103-10 14-3 4-2-1v-2h96v2h-2v-144h2zM1808 45v144 2h-2-96-4l3-3 3-4 1 1-1-1 10-14 2 1-2-1 70-103 1 1-1-1c1-2 4-6 7-12s5-10 5-10l4-12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3.905cm" svg:height="3.872cm" svg:x="7.478cm" svg:y="6.623cm" svg:viewBox="0 0 3906 3873" svg:d="M3852 3215c9-5 18-15 27-30 8-14 14-32 20-56 5-23 7-50 7-82v-163-306l-159-92 159-92v-326c0-41-5-86-13-129 4-5 9-9 13-14v-652l-2139-1235c-75-43-147-50-200-20l-1484 857c-53 31-83 97-83 183v980c0 180 127 399 283 489l2263 1307c75 43 146 50 199 20 53-31 83-97 83-183v-163l1078-624v163c0 32-2 59-7 82-6 24-12 42-20 56-9 15-18 25-27 30l-1107 639c53-31 83-97 83-183v-163l-282-164v164l-2263-1307v-653l565 326 1698 980 282 163v-327c0-180-126-399-282-489l-2263-1306c-75-43-147-51-200-20s-83 97-83 183v980c0 180 127 399 283 489l2263 1307c75 43 146 50 199 20z">
          <text:p/>
        </draw:path>
        <draw:polygon draw:style-name="gr7" draw:text-style-name="P1" draw:layer="layout" svg:width="0cm" svg:height="0cm" svg:x="9.679cm" svg:y="6.33cm" svg:viewBox="0 0 0 0" draw:points="0,0">
          <text:p/>
        </draw:polygon>
        <draw:path draw:style-name="gr6" draw:text-style-name="P3" draw:layer="layout" svg:width="3.822cm" svg:height="3.017cm" svg:x="7.561cm" svg:y="6.623cm" svg:viewBox="0 0 3823 3018" svg:d="M2745 2691v327l919-531 159-92v-326c0-41-5-86-13-129-11-59-26-114-40-163-11-38-21-72-29-102-20-71-28-123-28-166 0-10 0-20 1-30 8-72 45-143 109-205l-2139-1236c-75-43-147-50-200-20l-1484 857c53-31 125-23 200 20l2263 1307c156 90 282 309 282 489z">
          <text:p/>
        </draw:path>
        <draw:polygon draw:style-name="gr7" draw:text-style-name="P1" draw:layer="layout" svg:width="0cm" svg:height="0cm" svg:x="9.679cm" svg:y="6.33cm" svg:viewBox="0 0 0 0" draw:points="0,0">
          <text:p/>
        </draw:polygon>
        <draw:path draw:style-name="gr6" draw:text-style-name="P3" draw:layer="layout" svg:width="3.622cm" svg:height="1.633cm" svg:x="7.761cm" svg:y="8.497cm" svg:viewBox="0 0 3623 1634" svg:d="M3623 705c-48 48-81 99-98 153-5-17-9-35-11-52v-58l-1251 722v164l-2263-1307 565-327 1698 981 282 163 919-531z">
          <text:p/>
        </draw:path>
        <draw:polygon draw:style-name="gr7" draw:text-style-name="P1" draw:layer="layout" svg:width="0cm" svg:height="0cm" svg:x="9.679cm" svg:y="6.33cm" svg:viewBox="0 0 0 0" draw:points="0,0">
          <text:p/>
        </draw:polygon>
        <draw:path draw:style-name="gr6" draw:text-style-name="P3" draw:layer="layout" svg:width="1.1cm" svg:height="1.074cm" svg:x="9.773cm" svg:y="2.926cm" svg:viewBox="0 0 1101 1075" svg:d="M0 317c0-175 246-317 550-317 305 0 551 142 551 317v82c0 46-17 91-50 132v81c12 27 19 54 19 81v81c0 123-127 232-321 278s-418 21-566-65c-97-56-152-132-152-213v-81c0-27 7-54 19-81v-81c-33-41-50-86-50-132z">
          <text:p/>
        </draw:path>
        <draw:polygon draw:style-name="gr7" draw:text-style-name="P1" draw:layer="layout" svg:width="0cm" svg:height="0cm" svg:x="9.679cm" svg:y="6.33cm" svg:viewBox="0 0 0 0" draw:points="0,0">
          <text:p/>
        </draw:polygon>
        <draw:path draw:style-name="gr6" draw:text-style-name="P3" draw:layer="layout" svg:width="1.099cm" svg:height="1.074cm" svg:x="8.36cm" svg:y="2.11cm" svg:viewBox="0 0 1100 1075" svg:d="M0 317c0-175 246-317 549-317 304 0 551 142 551 317v82c0 45-17 91-50 132v82c13 26 19 53 19 81v81c0 121-127 231-321 277s-417 21-566-65c-97-56-151-132-151-212v-81c0-28 6-55 19-81v-82c-33-41-50-87-50-132z">
          <text:p/>
        </draw:path>
        <draw:polygon draw:style-name="gr7" draw:text-style-name="P1" draw:layer="layout" svg:width="0cm" svg:height="0cm" svg:x="9.679cm" svg:y="6.33cm" svg:viewBox="0 0 0 0" draw:points="0,0">
          <text:p/>
        </draw:polygon>
        <draw:path draw:style-name="gr6" draw:text-style-name="P3" draw:layer="layout" svg:width="1.1cm" svg:height="0.635cm" svg:x="9.773cm" svg:y="2.926cm" svg:viewBox="0 0 1101 636" svg:d="M1101 317c0 129-134 245-340 295-206 49-443 22-600-70-103-60-161-140-161-225 0-175 246-317 550-317 305 0 551 142 551 317z">
          <text:p/>
        </draw:path>
        <draw:polygon draw:style-name="gr7" draw:text-style-name="P1" draw:layer="layout" svg:width="0cm" svg:height="0cm" svg:x="9.679cm" svg:y="6.33cm" svg:viewBox="0 0 0 0" draw:points="0,0">
          <text:p/>
        </draw:polygon>
        <draw:path draw:style-name="gr6" draw:text-style-name="P3" draw:layer="layout" svg:width="1.099cm" svg:height="0.635cm" svg:x="8.36cm" svg:y="2.11cm" svg:viewBox="0 0 1100 636" svg:d="M1100 318c0 129-135 244-340 293-206 50-442 22-599-68-104-60-161-141-161-225 0-175 246-318 549-318 304 0 551 143 551 318z">
          <text:p/>
        </draw:path>
        <draw:polygon draw:style-name="gr7" draw:text-style-name="P1" draw:layer="layout" svg:width="0cm" svg:height="0cm" svg:x="9.679cm" svg:y="6.33cm" svg:viewBox="0 0 0 0" draw:points="0,0">
          <text:p/>
        </draw:polygon>
        <draw:path draw:style-name="gr6" draw:text-style-name="P3" draw:layer="layout" svg:width="1.099cm" svg:height="0.635cm" svg:x="8.501cm" svg:y="7.088cm" svg:viewBox="0 0 1100 636" svg:d="M161 543c157 91 394 118 599 69 207-49 340-165 340-293 0-177-246-319-550-319s-550 142-550 319c0 84 58 165 161 224z">
          <text:p/>
        </draw:path>
        <draw:polygon draw:style-name="gr7" draw:text-style-name="P1" draw:layer="layout" svg:width="0cm" svg:height="0cm" svg:x="9.679cm" svg:y="6.33cm" svg:viewBox="0 0 0 0" draw:points="0,0">
          <text:p/>
        </draw:polygon>
        <draw:path draw:style-name="gr6" draw:text-style-name="P3" draw:layer="layout" svg:width="1.36cm" svg:height="0.886cm" svg:x="10.023cm" svg:y="9.244cm" svg:viewBox="0 0 1361 887" svg:d="M283 887l-283-164 1252-723c-1 9-1 19-1 29 0 9 0 19 1 30 2 17 6 35 11 52 17 54 50 106 98 153z">
          <text:p/>
        </draw:path>
        <draw:polygon draw:style-name="gr7" draw:text-style-name="P1" draw:layer="layout" svg:width="0cm" svg:height="0cm" svg:x="9.679cm" svg:y="6.33cm" svg:viewBox="0 0 0 0" draw:points="0,0">
          <text:p/>
        </draw:polygon>
        <draw:path draw:style-name="gr6" draw:text-style-name="P3" draw:layer="layout" svg:width="1cm" svg:height="0.434cm" svg:x="9.823cm" svg:y="3.457cm" svg:viewBox="0 0 1001 435" svg:d="M1001 0v81 64c0 118-122 223-309 268-188 45-403 20-545-63-94-54-147-128-147-205v-64-81c27 34 65 66 111 92 127 74 309 107 486 88 178-18 329-85 404-180z">
          <text:p/>
        </draw:path>
        <draw:polygon draw:style-name="gr7" draw:text-style-name="P1" draw:layer="layout" svg:width="0cm" svg:height="0cm" svg:x="9.679cm" svg:y="6.33cm" svg:viewBox="0 0 0 0" draw:points="0,0">
          <text:p/>
        </draw:polygon>
        <draw:path draw:style-name="gr6" draw:text-style-name="P3" draw:layer="layout" svg:width="0.999cm" svg:height="0.434cm" svg:x="8.41cm" svg:y="2.641cm" svg:viewBox="0 0 1000 435" svg:d="M1000 0v81 64c0 118-122 223-308 268-187 45-402 20-545-63-95-54-147-127-147-205v-64-81c27 34 64 66 112 92 127 74 308 108 486 89 177-19 327-86 402-181z">
          <text:p/>
        </draw:path>
        <draw:polygon draw:style-name="gr7" draw:text-style-name="P1" draw:layer="layout" svg:width="0cm" svg:height="0cm" svg:x="9.679cm" svg:y="6.33cm" svg:viewBox="0 0 0 0" draw:points="0,0">
          <text:p/>
        </draw:polygon>
        <draw:polygon draw:style-name="gr6" draw:text-style-name="P3" draw:layer="layout" svg:width="0.565cm" svg:height="0.653cm" svg:x="7.761cm" svg:y="8.171cm" svg:viewBox="0 0 566 654" draw:points="0,654 566,326 0,0">
          <text:p/>
        </draw:polygon>
        <draw:polygon draw:style-name="gr7" draw:text-style-name="P1" draw:layer="layout" svg:width="0cm" svg:height="0cm" svg:x="9.679cm" svg:y="6.33cm" svg:viewBox="0 0 0 0" draw:points="0,0">
          <text:p/>
        </draw:polygon>
        <draw:path draw:style-name="gr6" draw:text-style-name="P3" draw:layer="layout" svg:width="0.6cm" svg:height="0.346cm" svg:x="8.609cm" svg:y="2.254cm" svg:viewBox="0 0 601 347" svg:d="M601 173c0 70-73 133-185 160-112 28-241 13-327-37-57-33-89-77-89-123 0-95 136-173 301-173 166 0 300 78 300 173z">
          <text:p/>
        </draw:path>
        <draw:polygon draw:style-name="gr7" draw:text-style-name="P1" draw:layer="layout" svg:width="0cm" svg:height="0cm" svg:x="9.679cm" svg:y="6.33cm" svg:viewBox="0 0 0 0" draw:points="0,0">
          <text:p/>
        </draw:polygon>
        <draw:path draw:style-name="gr6" draw:text-style-name="P3" draw:layer="layout" svg:width="0.6cm" svg:height="0.346cm" svg:x="10.023cm" svg:y="3.07cm" svg:viewBox="0 0 601 347" svg:d="M601 173c0 71-73 134-186 161-112 27-241 12-327-37-56-33-88-77-88-124 0-95 134-173 300-173 167 0 301 78 301 173z">
          <text:p/>
        </draw:path>
        <draw:polygon draw:style-name="gr7" draw:text-style-name="P1" draw:layer="layout" svg:width="0cm" svg:height="0cm" svg:x="9.679cm" svg:y="6.33cm" svg:viewBox="0 0 0 0" draw:points="0,0">
          <text:p/>
        </draw:polygon>
        <draw:path draw:style-name="gr6" draw:text-style-name="P3" draw:layer="layout" svg:width="1.1cm" svg:height="0.399cm" svg:x="9.773cm" svg:y="3.243cm" svg:viewBox="0 0 1101 400" svg:d="M1101 0v82c0 46-17 92-50 133-75 95-226 162-404 180-177 19-359-14-486-88-46-26-84-58-111-92-33-41-50-87-50-133v-82c0 85 58 166 161 226 157 91 394 118 600 69 206-50 340-166 340-295z">
          <text:p/>
        </draw:path>
        <draw:polygon draw:style-name="gr7" draw:text-style-name="P1" draw:layer="layout" svg:width="0cm" svg:height="0cm" svg:x="9.679cm" svg:y="6.33cm" svg:viewBox="0 0 0 0" draw:points="0,0">
          <text:p/>
        </draw:polygon>
        <draw:path draw:style-name="gr6" draw:text-style-name="P3" draw:layer="layout" svg:width="1.099cm" svg:height="0.399cm" svg:x="8.36cm" svg:y="2.427cm" svg:viewBox="0 0 1100 400" svg:d="M1100 0v82c0 45-17 92-50 133-76 95-226 162-403 180-178 19-359-14-486-88-47-26-84-58-111-92-33-41-50-88-50-133v-82c0 84 57 166 161 226 157 90 393 118 599 68 205-49 340-165 340-294z">
          <text:p/>
        </draw:path>
        <draw:polygon draw:style-name="gr7" draw:text-style-name="P1" draw:layer="layout" svg:width="0cm" svg:height="0cm" svg:x="9.679cm" svg:y="6.33cm" svg:viewBox="0 0 0 0" draw:points="0,0">
          <text:p/>
        </draw:polygon>
        <draw:path draw:style-name="gr6" draw:text-style-name="P3" draw:layer="layout" svg:width="1.037cm" svg:height="0.381cm" svg:x="8.391cm" svg:y="2.803cm" svg:viewBox="0 0 1038 382" svg:d="M1038 0v82c0 121-126 231-320 277s-418 21-567-65c-97-56-151-132-151-212v-82c0 80 54 156 151 212 149 86 373 112 567 65 194-46 320-155 320-277z">
          <text:p/>
        </draw:path>
        <draw:polygon draw:style-name="gr7" draw:text-style-name="P1" draw:layer="layout" svg:width="0cm" svg:height="0cm" svg:x="9.679cm" svg:y="6.33cm" svg:viewBox="0 0 0 0" draw:points="0,0">
          <text:p/>
        </draw:polygon>
        <draw:path draw:style-name="gr6" draw:text-style-name="P3" draw:layer="layout" svg:width="1.038cm" svg:height="0.38cm" svg:x="9.804cm" svg:y="3.619cm" svg:viewBox="0 0 1039 381" svg:d="M1039 0v81c0 122-127 231-321 277-193 47-417 22-565-65-97-56-153-132-153-212v-81c0 79 56 155 153 212 148 85 372 111 565 64 194-46 321-155 321-276z">
          <text:p/>
        </draw:path>
        <draw:polygon draw:style-name="gr7" draw:text-style-name="P1" draw:layer="layout" svg:width="0cm" svg:height="0cm" svg:x="9.679cm" svg:y="6.33cm" svg:viewBox="0 0 0 0" draw:points="0,0">
          <text:p/>
        </draw:polygon>
        <draw:path draw:style-name="gr6" draw:text-style-name="P3" draw:layer="layout" svg:width="0.11cm" svg:height="0.666cm" svg:x="11.273cm" svg:y="7.896cm" svg:viewBox="0 0 111 667" svg:d="M111 653v-653c-64 62-101 133-110 205-1 10-1 20-1 30 0 43 9 95 29 166 8 31 18 65 29 103 14 49 29 104 40 163 4-5 9-9 13-14z">
          <text:p/>
        </draw:path>
        <draw:polygon draw:style-name="gr7" draw:text-style-name="P1" draw:layer="layout" svg:width="0cm" svg:height="0cm" svg:x="9.679cm" svg:y="6.33cm" svg:viewBox="0 0 0 0" draw:points="0,0">
          <text:p/>
        </draw:polygon>
        <draw:path draw:style-name="gr6" draw:text-style-name="P3" draw:layer="layout" svg:width="1.037cm" svg:height="0.38cm" svg:x="8.391cm" svg:y="2.722cm" svg:viewBox="0 0 1038 381" svg:d="M1019 0v64c0 118-122 223-308 268-187 45-403 20-546-63-94-54-146-127-146-205v-64c-13 26-19 53-19 81 0 80 54 156 151 212 149 86 373 112 567 65 194-46 320-155 320-277 0-28-6-55-19-81z">
          <text:p/>
        </draw:path>
        <draw:polygon draw:style-name="gr7" draw:text-style-name="P1" draw:layer="layout" svg:width="0cm" svg:height="0cm" svg:x="9.679cm" svg:y="6.33cm" svg:viewBox="0 0 0 0" draw:points="0,0">
          <text:p/>
        </draw:polygon>
        <draw:path draw:style-name="gr6" draw:text-style-name="P3" draw:layer="layout" svg:width="1.038cm" svg:height="0.38cm" svg:x="9.804cm" svg:y="3.538cm" svg:viewBox="0 0 1039 381" svg:d="M1020 0v65c0 117-122 222-309 267s-402 20-544-63c-94-54-148-127-148-204v-65c-12 27-19 54-19 82 0 79 56 155 153 212 148 85 372 111 565 64 194-46 321-155 321-276 0-28-7-55-19-82z">
          <text:p/>
        </draw:path>
        <draw:polygon draw:style-name="gr7" draw:text-style-name="P1" draw:layer="layout" svg:width="0cm" svg:height="0cm" svg:x="9.679cm" svg:y="6.33cm" svg:viewBox="0 0 0 0" draw:points="0,0">
          <text:p/>
        </draw:polygon>
        <draw:path draw:style-name="gr6" draw:text-style-name="P3" draw:layer="layout" svg:width="0.098cm" svg:height="0.306cm" svg:x="11.285cm" svg:y="9.201cm" svg:viewBox="0 0 99 307" svg:d="M99 307v-307c-48 48-82 99-99 154 17 54 51 106 99 153z">
          <text:p/>
        </draw:path>
        <draw:polygon draw:style-name="gr7" draw:text-style-name="P1" draw:layer="layout" svg:width="0cm" svg:height="0cm" svg:x="9.679cm" svg:y="6.33cm" svg:viewBox="0 0 0 0" draw:points="0,0">
          <text:p/>
        </draw:polygon>
        <draw:path draw:style-name="gr6" draw:text-style-name="P3" draw:layer="layout" svg:width="0.001cm" svg:height="0.058cm" svg:x="11.273cm" svg:y="9.244cm" svg:viewBox="0 0 2 59" svg:d="M2 59v-59c-2 9-2 20-2 30 0 9 0 19 2 29z">
          <text:p/>
        </draw:path>
        <draw:polygon draw:style-name="gr7" draw:text-style-name="P1" draw:layer="layout" svg:width="0cm" svg:height="0cm" svg:x="9.679cm" svg:y="6.33cm" svg:viewBox="0 0 0 0" draw:points="0,0">
          <text:p/>
        </draw:polygon>
        <draw:path draw:style-name="gr6" draw:text-style-name="P3" draw:layer="layout" svg:width="1.099cm" svg:height="0.635cm" svg:x="9.915cm" svg:y="7.904cm" svg:viewBox="0 0 1100 636" svg:d="M1097 350c2-10 3-21 3-31 0-175-246-319-550-319s-550 144-550 319c0 84 57 165 161 224 116 67 278 101 443 92-165 9-327-25-443-92-104-59-161-140-161-224 0-175 246-319 550-319s550 144 550 319c0 10-1 21-3 31z">
          <text:p/>
        </draw:path>
        <draw:polygon draw:style-name="gr7" draw:text-style-name="P1" draw:layer="layout" svg:width="0cm" svg:height="0cm" svg:x="9.679cm" svg:y="6.33cm" svg:viewBox="0 0 0 0" draw:points="0,0">
          <text:p/>
        </draw:polygon>
        <draw:line draw:style-name="gr8" draw:text-style-name="P1" draw:layer="layout" svg:x1="10.305cm" svg:y1="9.313cm" svg:x2="10.305cm" svg:y2="9.64cm">
          <text:p/>
        </draw:line>
        <draw:line draw:style-name="gr8" draw:text-style-name="P1" draw:layer="layout" svg:x1="10.305cm" svg:y1="9.641cm" svg:x2="11.384cm" svg:y2="9.017cm">
          <text:p/>
        </draw:line>
        <draw:line draw:style-name="gr8" draw:text-style-name="P1" draw:layer="layout" svg:x1="11.383cm" svg:y1="9.017cm" svg:x2="11.383cm" svg:y2="8.691cm">
          <text:p/>
        </draw:line>
        <draw:line draw:style-name="gr8" draw:text-style-name="P1" draw:layer="layout" svg:x1="10.024cm" svg:y1="8.825cm" svg:x2="7.761cm" svg:y2="7.518cm">
          <text:p/>
        </draw:line>
        <draw:path draw:style-name="gr8" draw:text-style-name="P1" draw:layer="layout" svg:width="0.282cm" svg:height="0.489cm" svg:x="10.023cm" svg:y="8.824cm" svg:viewBox="0 0 283 490" svg:d="M283 490c0-180-127-400-283-490">
          <text:p/>
        </draw:path>
        <draw:path draw:style-name="gr8" draw:text-style-name="P1" draw:layer="layout" svg:width="0.2cm" svg:height="0.039cm" svg:x="7.561cm" svg:y="7.479cm" svg:viewBox="0 0 201 40" svg:d="M201 40c-75-44-148-52-201-21">
          <text:p/>
        </draw:path>
        <draw:path draw:style-name="gr8" draw:text-style-name="P1" draw:layer="layout" svg:width="0.083cm" svg:height="0.183cm" svg:x="7.478cm" svg:y="7.498cm" svg:viewBox="0 0 84 184" svg:d="M84 0c-53 31-84 98-84 184">
          <text:p/>
        </draw:path>
        <draw:line draw:style-name="gr8" draw:text-style-name="P1" draw:layer="layout" svg:x1="7.478cm" svg:y1="7.681cm" svg:x2="7.478cm" svg:y2="8.661cm">
          <text:p/>
        </draw:line>
        <draw:line draw:style-name="gr8" draw:text-style-name="P1" draw:layer="layout" svg:x1="10.023cm" svg:y1="9.477cm" svg:x2="10.306cm" svg:y2="9.641cm">
          <text:p/>
        </draw:line>
        <draw:path draw:style-name="gr8" draw:text-style-name="P1" draw:layer="layout" svg:width="0.283cm" svg:height="0.489cm" svg:x="7.478cm" svg:y="8.661cm" svg:viewBox="0 0 284 490" svg:d="M0 0c0 180 127 400 284 490">
          <text:p/>
        </draw:path>
        <draw:line draw:style-name="gr8" draw:text-style-name="P1" draw:layer="layout" svg:x1="7.761cm" svg:y1="8.171cm" svg:x2="10.024cm" svg:y2="9.478cm">
          <text:p/>
        </draw:line>
        <draw:line draw:style-name="gr8" draw:text-style-name="P1" draw:layer="layout" svg:x1="10.024cm" svg:y1="10.457cm" svg:x2="7.761cm" svg:y2="9.15cm">
          <text:p/>
        </draw:line>
        <draw:line draw:style-name="gr8" draw:text-style-name="P1" draw:layer="layout" svg:x1="7.761cm" svg:y1="8.824cm" svg:x2="7.761cm" svg:y2="8.171cm">
          <text:p/>
        </draw:line>
        <draw:path draw:style-name="gr8" draw:text-style-name="P1" draw:layer="layout" svg:width="0.199cm" svg:height="0.038cm" svg:x="10.023cm" svg:y="10.456cm" svg:viewBox="0 0 200 39" svg:d="M0 0c76 44 147 51 200 21">
          <text:p/>
        </draw:path>
        <draw:path draw:style-name="gr8" draw:text-style-name="P1" draw:layer="layout" svg:width="0.083cm" svg:height="0.183cm" svg:x="10.222cm" svg:y="10.293cm" svg:viewBox="0 0 84 184" svg:d="M0 184c53-31 84-97 84-184">
          <text:p/>
        </draw:path>
        <draw:line draw:style-name="gr8" draw:text-style-name="P1" draw:layer="layout" svg:x1="10.024cm" svg:y1="10.131cm" svg:x2="7.761cm" svg:y2="8.824cm">
          <text:p/>
        </draw:line>
        <draw:line draw:style-name="gr8" draw:text-style-name="P1" draw:layer="layout" svg:x1="10.305cm" svg:y1="10.13cm" svg:x2="10.305cm" svg:y2="10.293cm">
          <text:p/>
        </draw:line>
        <draw:line draw:style-name="gr8" draw:text-style-name="P1" draw:layer="layout" svg:x1="10.023cm" svg:y1="9.966cm" svg:x2="10.023cm" svg:y2="10.13cm">
          <text:p/>
        </draw:line>
        <draw:line draw:style-name="gr8" draw:text-style-name="P1" draw:layer="layout" svg:x1="10.306cm" svg:y1="10.131cm" svg:x2="10.023cm" svg:y2="9.966cm">
          <text:p/>
        </draw:line>
        <draw:path draw:style-name="gr8" draw:text-style-name="P1" draw:layer="layout" svg:width="0.109cm" svg:height="0.205cm" svg:x="11.274cm" svg:y="7.896cm" svg:viewBox="0 0 110 206" svg:d="M110 0c-64 62-101 133-110 206">
          <text:p/>
        </draw:path>
        <draw:path draw:style-name="gr8" draw:text-style-name="P1" draw:layer="layout" svg:width="0.11cm" svg:height="0.56cm" svg:x="11.273cm" svg:y="8.131cm" svg:viewBox="0 0 111 561" svg:d="M111 561c1-61-11-130-26-191-19-80-41-148-56-204-20-71-29-123-29-166">
          <text:p/>
        </draw:path>
        <draw:path draw:style-name="gr8" draw:text-style-name="P1" draw:layer="layout" svg:width="0.001cm" svg:height="0.03cm" svg:x="11.273cm" svg:y="8.101cm" svg:viewBox="0 0 2 31" svg:d="M0 31c0-10 0-21 2-31">
          <text:p/>
        </draw:path>
        <draw:line draw:style-name="gr8" draw:text-style-name="P1" draw:layer="layout" svg:x1="11.383cm" svg:y1="8.548cm" svg:x2="11.383cm" svg:y2="7.896cm">
          <text:p/>
        </draw:line>
        <draw:path draw:style-name="gr8" draw:text-style-name="P1" draw:layer="layout" svg:width="0.013cm" svg:height="0.014cm" svg:x="11.37cm" svg:y="8.548cm" svg:viewBox="0 0 14 15" svg:d="M14 0c-5 5-10 9-14 15">
          <text:p/>
        </draw:path>
        <draw:line draw:style-name="gr8" draw:text-style-name="P1" draw:layer="layout" svg:x1="9.245cm" svg:y1="6.661cm" svg:x2="11.384cm" svg:y2="7.897cm">
          <text:p/>
        </draw:line>
        <draw:path draw:style-name="gr8" draw:text-style-name="P1" draw:layer="layout" svg:width="0.003cm" svg:height="0.031cm" svg:x="11.011cm" svg:y="8.222cm" svg:viewBox="0 0 4 32" svg:d="M0 32c3-10 4-22 4-32">
          <text:p/>
        </draw:path>
        <draw:path draw:style-name="gr8" draw:text-style-name="P1" draw:layer="layout" svg:width="1.099cm" svg:height="0.318cm" svg:x="9.915cm" svg:y="7.904cm" svg:viewBox="0 0 1100 319" svg:d="M1100 319c0-176-246-319-550-319s-550 143-550 319">
          <text:p/>
        </draw:path>
        <draw:path draw:style-name="gr8" draw:text-style-name="P1" draw:layer="layout" svg:width="0.161cm" svg:height="0.224cm" svg:x="9.915cm" svg:y="8.222cm" svg:viewBox="0 0 162 225" svg:d="M0 0c0 84 57 165 162 225">
          <text:p/>
        </draw:path>
        <draw:path draw:style-name="gr8" draw:text-style-name="P1" draw:layer="layout" svg:width="0.442cm" svg:height="0.093cm" svg:x="10.076cm" svg:y="8.446cm" svg:viewBox="0 0 443 94" svg:d="M0 0c116 68 278 102 443 93">
          <text:p/>
        </draw:path>
        <draw:path draw:style-name="gr8" draw:text-style-name="P1" draw:layer="layout" svg:width="0.938cm" svg:height="0.318cm" svg:x="8.662cm" svg:y="7.406cm" svg:viewBox="0 0 939 319" svg:d="M0 225c157 91 395 119 600 69 206-49 339-165 339-294">
          <text:p/>
        </draw:path>
        <draw:path draw:style-name="gr8" draw:text-style-name="P1" draw:layer="layout" svg:width="1.099cm" svg:height="0.318cm" svg:x="8.501cm" svg:y="7.088cm" svg:viewBox="0 0 1100 319" svg:d="M1100 319c0-176-246-319-550-319s-550 143-550 319">
          <text:p/>
        </draw:path>
        <draw:path draw:style-name="gr8" draw:text-style-name="P1" draw:layer="layout" svg:width="0.161cm" svg:height="0.224cm" svg:x="8.501cm" svg:y="7.406cm" svg:viewBox="0 0 162 225" svg:d="M0 0c0 84 58 166 162 225">
          <text:p/>
        </draw:path>
        <draw:path draw:style-name="gr8" draw:text-style-name="P1" draw:layer="layout" svg:width="0.2cm" svg:height="0.038cm" svg:x="9.045cm" svg:y="6.623cm" svg:viewBox="0 0 201 39" svg:d="M201 39c-75-44-147-51-201-20">
          <text:p/>
        </draw:path>
        <draw:line draw:style-name="gr8" draw:text-style-name="P1" draw:layer="layout" svg:x1="7.761cm" svg:y1="8.825cm" svg:x2="8.327cm" svg:y2="8.497cm">
          <text:p/>
        </draw:line>
        <draw:path draw:style-name="gr8" draw:text-style-name="P1" draw:layer="layout" svg:width="0.054cm" svg:height="0.167cm" svg:x="11.329cm" svg:y="9.67cm" svg:viewBox="0 0 55 168" svg:d="M0 168c9-5 18-15 27-30 8-14 15-32 21-56 5-23 7-51 7-82">
          <text:p/>
        </draw:path>
        <draw:line draw:style-name="gr8" draw:text-style-name="P1" draw:layer="layout" svg:x1="11.384cm" svg:y1="9.202cm" svg:x2="11.224cm" svg:y2="9.109cm">
          <text:p/>
        </draw:line>
        <draw:path draw:style-name="gr8" draw:text-style-name="P1" draw:layer="layout" svg:width="0.098cm" svg:height="0.153cm" svg:x="11.285cm" svg:y="9.201cm" svg:viewBox="0 0 99 154" svg:d="M99 0c-48 48-82 99-99 154">
          <text:p/>
        </draw:path>
        <draw:line draw:style-name="gr8" draw:text-style-name="P1" draw:layer="layout" svg:x1="10.305cm" svg:y1="10.131cm" svg:x2="11.384cm" svg:y2="9.507cm">
          <text:p/>
        </draw:line>
        <draw:line draw:style-name="gr8" draw:text-style-name="P1" draw:layer="layout" svg:x1="11.383cm" svg:y1="9.67cm" svg:x2="11.383cm" svg:y2="9.507cm">
          <text:p/>
        </draw:line>
        <draw:line draw:style-name="gr8" draw:text-style-name="P1" draw:layer="layout" svg:x1="11.274cm" svg:y1="9.302cm" svg:x2="11.274cm" svg:y2="9.244cm">
          <text:p/>
        </draw:line>
        <draw:line draw:style-name="gr8" draw:text-style-name="P1" draw:layer="layout" svg:x1="10.023cm" svg:y1="9.967cm" svg:x2="11.275cm" svg:y2="9.244cm">
          <text:p/>
        </draw:line>
        <draw:path draw:style-name="gr8" draw:text-style-name="P1" draw:layer="layout" svg:width="0.001cm" svg:height="0.029cm" svg:x="11.273cm" svg:y="9.244cm" svg:viewBox="0 0 2 30" svg:d="M2 0c-2 9-2 20-2 30">
          <text:p/>
        </draw:path>
        <draw:path draw:style-name="gr8" draw:text-style-name="P1" draw:layer="layout" svg:width="0.11cm" svg:height="0.234cm" svg:x="11.273cm" svg:y="9.273cm" svg:viewBox="0 0 111 235" svg:d="M0 0c0 82 39 163 111 235">
          <text:p/>
        </draw:path>
        <draw:line draw:style-name="gr8" draw:text-style-name="P1" draw:layer="layout" svg:x1="11.383cm" svg:y1="9.507cm" svg:x2="11.383cm" svg:y2="9.201cm">
          <text:p/>
        </draw:line>
        <draw:path draw:style-name="gr8" draw:text-style-name="P1" draw:layer="layout" svg:width="0.088cm" svg:height="0.123cm" svg:x="10.023cm" svg:y="3.243cm" svg:viewBox="0 0 89 124" svg:d="M89 124c-56-34-89-78-89-124">
          <text:p/>
        </draw:path>
        <draw:path draw:style-name="gr8" draw:text-style-name="P1" draw:layer="layout" svg:width="0.6cm" svg:height="0.173cm" svg:x="10.023cm" svg:y="3.07cm" svg:viewBox="0 0 601 174" svg:d="M0 174c0-96 134-174 300-174 167 0 301 78 301 174">
          <text:p/>
        </draw:path>
        <draw:path draw:style-name="gr8" draw:text-style-name="P1" draw:layer="layout" svg:width="0.512cm" svg:height="0.173cm" svg:x="10.111cm" svg:y="3.243cm" svg:viewBox="0 0 513 174" svg:d="M513 0c0 70-73 134-186 161-112 27-241 12-327-37">
          <text:p/>
        </draw:path>
        <draw:path draw:style-name="gr8" draw:text-style-name="P1" draw:layer="layout" svg:width="0.161cm" svg:height="0.225cm" svg:x="9.773cm" svg:y="3.243cm" svg:viewBox="0 0 162 226" svg:d="M162 226c-104-60-162-140-162-226">
          <text:p/>
        </draw:path>
        <draw:path draw:style-name="gr8" draw:text-style-name="P1" draw:layer="layout" svg:width="1.1cm" svg:height="0.317cm" svg:x="9.773cm" svg:y="2.926cm" svg:viewBox="0 0 1101 318" svg:d="M0 318c0-175 246-318 550-318 305 0 551 143 551 318">
          <text:p/>
        </draw:path>
        <draw:path draw:style-name="gr8" draw:text-style-name="P1" draw:layer="layout" svg:width="0.939cm" svg:height="0.318cm" svg:x="9.934cm" svg:y="3.243cm" svg:viewBox="0 0 940 319" svg:d="M940 0c0 130-135 245-341 295-205 49-442 22-599-69">
          <text:p/>
        </draw:path>
        <draw:path draw:style-name="gr8" draw:text-style-name="P1" draw:layer="layout" svg:width="0.161cm" svg:height="0.224cm" svg:x="9.773cm" svg:y="3.325cm" svg:viewBox="0 0 162 225" svg:d="M162 225c-104-59-162-141-162-225">
          <text:p/>
        </draw:path>
        <draw:path draw:style-name="gr8" draw:text-style-name="P1" draw:layer="layout" svg:width="0.939cm" svg:height="0.318cm" svg:x="9.934cm" svg:y="3.325cm" svg:viewBox="0 0 940 319" svg:d="M940 0c0 129-135 245-341 294-205 50-442 22-599-69">
          <text:p/>
        </draw:path>
        <draw:path draw:style-name="gr8" draw:text-style-name="P1" draw:layer="layout" svg:width="0.147cm" svg:height="0.204cm" svg:x="9.823cm" svg:y="3.602cm" svg:viewBox="0 0 148 205" svg:d="M148 205c-94-55-148-128-148-205">
          <text:p/>
        </draw:path>
        <draw:path draw:style-name="gr8" draw:text-style-name="P1" draw:layer="layout" svg:width="0.853cm" svg:height="0.289cm" svg:x="9.97cm" svg:y="3.602cm" svg:viewBox="0 0 854 290" svg:d="M854 0c0 117-122 222-310 267-187 46-402 21-544-63">
          <text:p/>
        </draw:path>
        <draw:path draw:style-name="gr8" draw:text-style-name="P1" draw:layer="layout" svg:width="0.152cm" svg:height="0.212cm" svg:x="9.804cm" svg:y="3.619cm" svg:viewBox="0 0 153 213" svg:d="M153 213c-98-57-153-133-153-213">
          <text:p/>
        </draw:path>
        <draw:path draw:style-name="gr8" draw:text-style-name="P1" draw:layer="layout" svg:width="0.019cm" svg:height="0.081cm" svg:x="9.804cm" svg:y="3.538cm" svg:viewBox="0 0 20 82" svg:d="M0 82c0-27 7-54 20-82">
          <text:p/>
        </draw:path>
        <draw:path draw:style-name="gr8" draw:text-style-name="P1" draw:layer="layout" svg:width="0.019cm" svg:height="0.081cm" svg:x="10.823cm" svg:y="3.538cm" svg:viewBox="0 0 20 82" svg:d="M0 0c13 28 20 55 20 82">
          <text:p/>
        </draw:path>
        <draw:path draw:style-name="gr8" draw:text-style-name="P1" draw:layer="layout" svg:width="0.886cm" svg:height="0.299cm" svg:x="9.956cm" svg:y="3.619cm" svg:viewBox="0 0 887 300" svg:d="M887 0c0 122-127 231-321 277-193 47-418 21-566-64">
          <text:p/>
        </draw:path>
        <draw:path draw:style-name="gr8" draw:text-style-name="P1" draw:layer="layout" svg:width="0.152cm" svg:height="0.212cm" svg:x="9.804cm" svg:y="3.7cm" svg:viewBox="0 0 153 213" svg:d="M153 213c-98-57-153-133-153-213">
          <text:p/>
        </draw:path>
        <draw:path draw:style-name="gr8" draw:text-style-name="P1" draw:layer="layout" svg:width="0.886cm" svg:height="0.3cm" svg:x="9.956cm" svg:y="3.7cm" svg:viewBox="0 0 887 301" svg:d="M887 0c0 123-127 232-321 278-193 46-418 21-566-65">
          <text:p/>
        </draw:path>
        <draw:path draw:style-name="gr8" draw:text-style-name="P1" draw:layer="layout" svg:width="0.088cm" svg:height="0.123cm" svg:x="8.609cm" svg:y="2.427cm" svg:viewBox="0 0 89 124" svg:d="M89 124c-57-33-89-78-89-124">
          <text:p/>
        </draw:path>
        <draw:path draw:style-name="gr8" draw:text-style-name="P1" draw:layer="layout" svg:width="0.6cm" svg:height="0.173cm" svg:x="8.609cm" svg:y="2.254cm" svg:viewBox="0 0 601 174" svg:d="M0 174c0-96 136-174 301-174 166 0 300 78 300 174">
          <text:p/>
        </draw:path>
        <draw:path draw:style-name="gr8" draw:text-style-name="P1" draw:layer="layout" svg:width="0.512cm" svg:height="0.173cm" svg:x="8.697cm" svg:y="2.427cm" svg:viewBox="0 0 513 174" svg:d="M513 0c0 71-73 134-185 161-113 27-242 12-328-37">
          <text:p/>
        </draw:path>
        <draw:path draw:style-name="gr8" draw:text-style-name="P1" draw:layer="layout" svg:width="0.161cm" svg:height="0.225cm" svg:x="8.36cm" svg:y="2.427cm" svg:viewBox="0 0 162 226" svg:d="M162 226c-105-60-162-142-162-226">
          <text:p/>
        </draw:path>
        <draw:path draw:style-name="gr8" draw:text-style-name="P1" draw:layer="layout" svg:width="1.099cm" svg:height="0.317cm" svg:x="8.36cm" svg:y="2.11cm" svg:viewBox="0 0 1100 318" svg:d="M0 318c0-176 246-318 549-318 304 0 551 142 551 318">
          <text:p/>
        </draw:path>
        <draw:path draw:style-name="gr8" draw:text-style-name="P1" draw:layer="layout" svg:width="0.938cm" svg:height="0.318cm" svg:x="8.521cm" svg:y="2.427cm" svg:viewBox="0 0 939 319" svg:d="M939 0c0 129-134 244-339 294-206 50-443 22-600-69">
          <text:p/>
        </draw:path>
        <draw:path draw:style-name="gr8" draw:text-style-name="P1" draw:layer="layout" svg:width="0.161cm" svg:height="0.224cm" svg:x="8.36cm" svg:y="2.509cm" svg:viewBox="0 0 162 225" svg:d="M162 225c-105-59-162-140-162-225">
          <text:p/>
        </draw:path>
        <draw:path draw:style-name="gr8" draw:text-style-name="P1" draw:layer="layout" svg:width="0.938cm" svg:height="0.317cm" svg:x="8.521cm" svg:y="2.509cm" svg:viewBox="0 0 939 318" svg:d="M939 0c0 128-134 245-339 294-206 49-443 22-600-69">
          <text:p/>
        </draw:path>
        <draw:path draw:style-name="gr8" draw:text-style-name="P1" draw:layer="layout" svg:width="0.146cm" svg:height="0.204cm" svg:x="8.41cm" svg:y="2.786cm" svg:viewBox="0 0 147 205" svg:d="M147 205c-95-55-147-128-147-205">
          <text:p/>
        </draw:path>
        <draw:path draw:style-name="gr8" draw:text-style-name="P1" draw:layer="layout" svg:width="0.853cm" svg:height="0.289cm" svg:x="8.556cm" svg:y="2.786cm" svg:viewBox="0 0 854 290" svg:d="M854 0c0 117-122 222-308 268-188 45-403 20-546-64">
          <text:p/>
        </draw:path>
        <draw:path draw:style-name="gr8" draw:text-style-name="P1" draw:layer="layout" svg:width="0.151cm" svg:height="0.211cm" svg:x="8.391cm" svg:y="2.803cm" svg:viewBox="0 0 152 212" svg:d="M152 212c-98-56-152-132-152-212">
          <text:p/>
        </draw:path>
        <draw:path draw:style-name="gr8" draw:text-style-name="P1" draw:layer="layout" svg:width="0.019cm" svg:height="0.081cm" svg:x="8.391cm" svg:y="2.722cm" svg:viewBox="0 0 20 82" svg:d="M0 82c0-28 7-56 20-82">
          <text:p/>
        </draw:path>
        <draw:path draw:style-name="gr8" draw:text-style-name="P1" draw:layer="layout" svg:width="0.019cm" svg:height="0.081cm" svg:x="9.409cm" svg:y="2.722cm" svg:viewBox="0 0 20 82" svg:d="M0 0c13 26 20 54 20 82">
          <text:p/>
        </draw:path>
        <draw:path draw:style-name="gr8" draw:text-style-name="P1" draw:layer="layout" svg:width="0.886cm" svg:height="0.299cm" svg:x="8.542cm" svg:y="2.803cm" svg:viewBox="0 0 887 300" svg:d="M887 0c0 122-126 231-321 277-194 47-417 21-566-65">
          <text:p/>
        </draw:path>
        <draw:path draw:style-name="gr8" draw:text-style-name="P1" draw:layer="layout" svg:width="0.151cm" svg:height="0.212cm" svg:x="8.391cm" svg:y="2.884cm" svg:viewBox="0 0 152 213" svg:d="M152 213c-98-57-152-133-152-213">
          <text:p/>
        </draw:path>
        <draw:path draw:style-name="gr8" draw:text-style-name="P1" draw:layer="layout" svg:width="0.886cm" svg:height="0.3cm" svg:x="8.542cm" svg:y="2.884cm" svg:viewBox="0 0 887 301" svg:d="M887 0c0 121-126 231-321 278-194 46-417 21-566-66">
          <text:p/>
        </draw:path>
        <draw:line draw:style-name="gr8" draw:text-style-name="P1" draw:layer="layout" svg:x1="7.561cm" svg:y1="7.499cm" svg:x2="9.046cm" svg:y2="6.641cm">
          <text:p/>
        </draw:line>
        <draw:line draw:style-name="gr8" draw:text-style-name="P1" draw:layer="layout" svg:x1="11.33cm" svg:y1="9.837cm" svg:x2="10.222cm" svg:y2="10.477cm">
          <text:p/>
        </draw:line>
        <draw:line draw:style-name="gr8" draw:text-style-name="P1" draw:layer="layout" svg:x1="10.873cm" svg:y1="3.243cm" svg:x2="10.873cm" svg:y2="3.325cm">
          <text:p/>
        </draw:line>
        <draw:line draw:style-name="gr8" draw:text-style-name="P1" draw:layer="layout" svg:x1="9.773cm" svg:y1="3.243cm" svg:x2="9.773cm" svg:y2="3.325cm">
          <text:p/>
        </draw:line>
        <draw:line draw:style-name="gr8" draw:text-style-name="P1" draw:layer="layout" svg:x1="10.823cm" svg:y1="3.457cm" svg:x2="10.823cm" svg:y2="3.602cm">
          <text:p/>
        </draw:line>
        <draw:line draw:style-name="gr8" draw:text-style-name="P1" draw:layer="layout" svg:x1="9.823cm" svg:y1="3.457cm" svg:x2="9.823cm" svg:y2="3.602cm">
          <text:p/>
        </draw:line>
        <draw:line draw:style-name="gr8" draw:text-style-name="P1" draw:layer="layout" svg:x1="10.842cm" svg:y1="3.619cm" svg:x2="10.842cm" svg:y2="3.7cm">
          <text:p/>
        </draw:line>
        <draw:line draw:style-name="gr8" draw:text-style-name="P1" draw:layer="layout" svg:x1="9.804cm" svg:y1="3.619cm" svg:x2="9.804cm" svg:y2="3.7cm">
          <text:p/>
        </draw:line>
        <draw:line draw:style-name="gr8" draw:text-style-name="P1" draw:layer="layout" svg:x1="9.459cm" svg:y1="2.427cm" svg:x2="9.459cm" svg:y2="2.509cm">
          <text:p/>
        </draw:line>
        <draw:line draw:style-name="gr8" draw:text-style-name="P1" draw:layer="layout" svg:x1="8.36cm" svg:y1="2.427cm" svg:x2="8.36cm" svg:y2="2.509cm">
          <text:p/>
        </draw:line>
        <draw:line draw:style-name="gr8" draw:text-style-name="P1" draw:layer="layout" svg:x1="9.409cm" svg:y1="2.641cm" svg:x2="9.409cm" svg:y2="2.786cm">
          <text:p/>
        </draw:line>
        <draw:line draw:style-name="gr8" draw:text-style-name="P1" draw:layer="layout" svg:x1="8.41cm" svg:y1="2.641cm" svg:x2="8.41cm" svg:y2="2.786cm">
          <text:p/>
        </draw:line>
        <draw:line draw:style-name="gr8" draw:text-style-name="P1" draw:layer="layout" svg:x1="9.428cm" svg:y1="2.803cm" svg:x2="9.428cm" svg:y2="2.884cm">
          <text:p/>
        </draw:line>
        <draw:line draw:style-name="gr8" draw:text-style-name="P1" draw:layer="layout" svg:x1="8.391cm" svg:y1="2.803cm" svg:x2="8.391cm" svg:y2="2.884cm">
          <text:p/>
        </draw:line>
        <draw:path draw:style-name="gr6" draw:text-style-name="P3" draw:layer="layout" svg:width="1.1cm" svg:height="1.099cm" svg:x="16.935cm" svg:y="8.152cm" svg:viewBox="0 0 1101 1100" svg:d="M1101 551c0 303-247 549-550 549-304 0-551-246-551-549 0-304 247-551 551-551 303 0 550 247 550 551z">
          <text:p/>
        </draw:path>
        <draw:polygon draw:style-name="gr7" draw:text-style-name="P1" draw:layer="layout" svg:width="0cm" svg:height="0cm" svg:x="17.485cm" svg:y="7.877cm" svg:viewBox="0 0 0 0" draw:points="0,0">
          <text:p/>
        </draw:polygon>
        <draw:path draw:style-name="gr6" draw:text-style-name="P3" draw:layer="layout" svg:width="1.1cm" svg:height="0.974cm" svg:x="16.935cm" svg:y="6.278cm" svg:viewBox="0 0 1101 975" svg:d="M1101 426c0-165-74-321-201-426h-698c-199 163-258 440-145 669 114 229 370 350 619 292s425-280 425-535z">
          <text:p/>
        </draw:path>
        <draw:polygon draw:style-name="gr7" draw:text-style-name="P1" draw:layer="layout" svg:width="0cm" svg:height="0cm" svg:x="17.485cm" svg:y="7.877cm" svg:viewBox="0 0 0 0" draw:points="0,0">
          <text:p/>
        </draw:polygon>
        <draw:path draw:style-name="gr6" draw:text-style-name="P3" draw:layer="layout" svg:width="0.043cm" svg:height="0.124cm" svg:x="16.967cm" svg:y="5.878cm" svg:viewBox="0 0 44 125" svg:d="M44 0c0 0-2 6-6 18-1 4-3 8-4 13-1 3-2 5-3 8-1 5-3 10-4 15l-2 5c-3 8-6 16-9 25l-4 12c-4 8-7 16-10 24l-2 5 2-5c3-8 6-16 10-24l4-12c3-9 6-17 9-25l2-5c1-5 3-10 4-15 1-3 2-5 3-8 1-5 3-9 4-13 4-12 6-18 6-18z">
          <text:p/>
        </draw:path>
        <draw:polygon draw:style-name="gr7" draw:text-style-name="P1" draw:layer="layout" svg:width="0cm" svg:height="0cm" svg:x="17.485cm" svg:y="7.877cm" svg:viewBox="0 0 0 0" draw:points="0,0">
          <text:p/>
        </draw:polygon>
        <draw:path draw:style-name="gr6" draw:text-style-name="P3" draw:layer="layout" svg:width="0.089cm" svg:height="0.121cm" svg:x="16.833cm" svg:y="6.088cm" svg:viewBox="0 0 90 122" svg:d="M77 21l13-21-13 21c-14 21-28 41-43 60-10 15-22 28-34 41 12-13 24-26 34-41 15-19 29-39 43-60z">
          <text:p/>
        </draw:path>
        <draw:polygon draw:style-name="gr7" draw:text-style-name="P1" draw:layer="layout" svg:width="0cm" svg:height="0cm" svg:x="17.485cm" svg:y="7.877cm" svg:viewBox="0 0 0 0" draw:points="0,0">
          <text:p/>
        </draw:polygon>
        <draw:polygon draw:style-name="gr6" draw:text-style-name="P3" draw:layer="layout" svg:width="0.004cm" svg:height="0.011cm" svg:x="16.979cm" svg:y="5.962cm" svg:viewBox="0 0 5 12" draw:points="5,0 0,12">
          <text:p/>
        </draw:polygon>
        <draw:polygon draw:style-name="gr7" draw:text-style-name="P1" draw:layer="layout" svg:width="0cm" svg:height="0cm" svg:x="17.485cm" svg:y="7.877cm" svg:viewBox="0 0 0 0" draw:points="0,0">
          <text:p/>
        </draw:polygon>
        <draw:path draw:style-name="gr6" draw:text-style-name="P3" draw:layer="layout" svg:width="0.004cm" svg:height="0.008cm" svg:x="16.998cm" svg:y="5.909cm" svg:viewBox="0 0 5 9" svg:d="M5 0c-2 3-3 5-5 9 2-4 3-6 5-9z">
          <text:p/>
        </draw:path>
        <draw:polygon draw:style-name="gr7" draw:text-style-name="P1" draw:layer="layout" svg:width="0cm" svg:height="0cm" svg:x="17.485cm" svg:y="7.877cm" svg:viewBox="0 0 0 0" draw:points="0,0">
          <text:p/>
        </draw:polygon>
        <draw:polygon draw:style-name="gr6" draw:text-style-name="P3" draw:layer="layout" svg:width="0.003cm" svg:height="0.005cm" svg:x="16.992cm" svg:y="5.932cm" svg:viewBox="0 0 4 6" draw:points="4,0 0,6">
          <text:p/>
        </draw:polygon>
        <draw:polygon draw:style-name="gr7" draw:text-style-name="P1" draw:layer="layout" svg:width="0cm" svg:height="0cm" svg:x="17.485cm" svg:y="7.877cm" svg:viewBox="0 0 0 0" draw:points="0,0">
          <text:p/>
        </draw:polygon>
        <draw:path draw:style-name="gr6" draw:text-style-name="P3" draw:layer="layout" svg:width="2.099cm" svg:height="3.998cm" svg:x="16.435cm" svg:y="5.878cm" svg:viewBox="0 0 2100 3999" svg:d="M575 0c0 0-2 6-5 18 3-12 5-18 5-18h126 698 701c0 1 0 2 0 2 0 3 0 5 0 8 0 4 0 8 0 12 0 6 0 12 0 18 0 7 0 14 0 21 0 9 0 18 0 26 0 10 0 20 0 30 0 12 0 23 0 34 0 13 0 25 0 37 0 13 0 26 0 39 0 14 0 28 0 42s0 28 0 43c0 29 0 59 0 89v3198 45 44 43 42 39 37 33 30 26 22 17 12 8 2h-2100v-2-8-12-17-22-26-30-33-37-39-42-43-44-45-3024c122-31 235-91 329-174l14-13c13-12 25-24 38-37 6-6 12-13 17-19 12-13 23-26 33-40-10 14-21 27-33 40-5 6-11 13-17 19-13 13-25 25-38 37l-14 13c-94 83-207 143-329 174v3024 45 44 43 42 39 37 33 30 26 22 17 12 8 2h2100v-2-8-12-17-22-26-30-33-37-39-42-43-44-45-3198c0-30 0-60 0-89 0-15 0-29 0-43s0-28 0-42c0-13 0-26 0-39 0-12 0-24 0-37 0-11 0-22 0-34 0-10 0-20 0-30 0-8 0-17 0-26 0-7 0-14 0-21 0-6 0-12 0-18 0-4 0-8 0-12 0-3 0-5 0-8 0 0 0-1 0-2h-701-698z">
          <text:p/>
        </draw:path>
        <draw:polygon draw:style-name="gr7" draw:text-style-name="P1" draw:layer="layout" svg:width="0cm" svg:height="0cm" svg:x="17.485cm" svg:y="7.877cm" svg:viewBox="0 0 0 0" draw:points="0,0">
          <text:p/>
        </draw:polygon>
        <draw:line draw:style-name="gr8" draw:text-style-name="P1" draw:layer="layout" svg:x1="17.834cm" svg:y1="5.878cm" svg:x2="18.534cm" svg:y2="5.878cm">
          <text:p/>
        </draw:line>
        <draw:line draw:style-name="gr8" draw:text-style-name="P1" draw:layer="layout" svg:x1="17.136cm" svg:y1="5.878cm" svg:x2="17.834cm" svg:y2="5.878cm">
          <text:p/>
        </draw:line>
        <draw:line draw:style-name="gr8" draw:text-style-name="P1" draw:layer="layout" svg:x1="17.01cm" svg:y1="5.878cm" svg:x2="17.136cm" svg:y2="5.878cm">
          <text:p/>
        </draw:line>
        <draw:line draw:style-name="gr8" draw:text-style-name="P1" draw:layer="layout" svg:x1="18.534cm" svg:y1="6.278cm" svg:x2="18.534cm" svg:y2="9.476cm">
          <text:p/>
        </draw:line>
        <draw:path draw:style-name="gr8" draw:text-style-name="P1" draw:layer="layout" svg:width="0cm" svg:height="0.399cm" svg:x="18.534cm" svg:y="5.878cm" svg:viewBox="0 0 0 400" svg:d="M0 0c0 1 0 2 0 2 0 3 0 5 0 8 0 4 0 8 0 12 0 6 0 12 0 18 0 7 0 14 0 21 0 9 0 18 0 26 0 10 0 20 0 30 0 11 0 22 0 33 0 13 0 25 0 37 0 13 0 26 0 39 0 14 0 28 0 42s0 28 0 43c0 29 0 59 0 89">
          <text:p/>
        </draw:path>
        <draw:polyline draw:style-name="gr8" draw:text-style-name="P1" draw:layer="layout" svg:width="0cm" svg:height="0.399cm" svg:x="18.534cm" svg:y="9.476cm" svg:viewBox="0 0 0 400" draw:points="0,0 0,45 0,89 0,132 0,174 0,213 0,250 0,283 0,313 0,339 0,361 0,378 0,390 0,398 0,400">
          <text:p/>
        </draw:polyline>
        <draw:path draw:style-name="gr8" draw:text-style-name="P1" draw:layer="layout" svg:width="0.329cm" svg:height="0.174cm" svg:x="16.435cm" svg:y="6.278cm" svg:viewBox="0 0 330 175" svg:d="M0 175c122-31 236-91 330-175">
          <text:p/>
        </draw:path>
        <draw:path draw:style-name="gr8" draw:text-style-name="P1" draw:layer="layout" svg:width="0.246cm" svg:height="0.4cm" svg:x="16.764cm" svg:y="5.878cm" svg:viewBox="0 0 247 401" svg:d="M247 0c0 0-6 21-16 52-13 41-36 95-64 144-19 34-40 66-64 95-32 42-66 78-103 110">
          <text:p/>
        </draw:path>
        <draw:line draw:style-name="gr8" draw:text-style-name="P1" draw:layer="layout" svg:x1="16.435cm" svg:y1="9.476cm" svg:x2="16.435cm" svg:y2="6.452cm">
          <text:p/>
        </draw:line>
        <draw:path draw:style-name="gr8" draw:text-style-name="P1" draw:layer="layout" svg:width="1.1cm" svg:height="0.974cm" svg:x="16.935cm" svg:y="6.278cm" svg:viewBox="0 0 1101 975" svg:d="M202 0c-199 163-258 440-145 669 114 229 370 350 619 292s425-280 425-535">
          <text:p/>
        </draw:path>
        <draw:path draw:style-name="gr8" draw:text-style-name="P1" draw:layer="layout" svg:width="0.201cm" svg:height="0.425cm" svg:x="17.834cm" svg:y="6.278cm" svg:viewBox="0 0 202 426" svg:d="M202 426c0-166-74-322-202-426">
          <text:p/>
        </draw:path>
        <draw:path draw:style-name="gr8" draw:text-style-name="P1" draw:layer="layout" svg:width="1.1cm" svg:height="1.099cm" svg:x="16.935cm" svg:y="8.152cm" svg:viewBox="0 0 1101 1100" svg:d="M1101 551c0 303-247 549-550 549-304 0-551-246-551-549 0-304 247-551 551-551 303 0 550 247 550 551z">
          <text:p/>
        </draw:path>
        <draw:line draw:style-name="gr8" draw:text-style-name="P1" draw:layer="layout" svg:x1="18.534cm" svg:y1="9.876cm" svg:x2="16.435cm" svg:y2="9.876cm">
          <text:p/>
        </draw:line>
        <draw:polyline draw:style-name="gr8" draw:text-style-name="P1" draw:layer="layout" svg:width="0cm" svg:height="0.399cm" svg:x="16.435cm" svg:y="9.476cm" svg:viewBox="0 0 0 400" draw:points="0,0 0,45 0,89 0,132 0,174 0,213 0,250 0,283 0,313 0,339 0,361 0,378 0,390 0,398 0,400">
          <text:p/>
        </draw:polyline>
        <draw:path draw:style-name="gr8" draw:text-style-name="P1" draw:layer="layout" svg:width="0.038cm" svg:height="0.037cm" svg:x="16.778cm" svg:y="6.228cm" svg:viewBox="0 0 39 38" svg:d="M0 38c14-12 26-24 39-38">
          <text:p/>
        </draw:path>
        <draw:path draw:style-name="gr8" draw:text-style-name="P1" draw:layer="layout" svg:width="0.033cm" svg:height="0.04cm" svg:x="16.833cm" svg:y="6.169cm" svg:viewBox="0 0 34 41" svg:d="M0 41c12-13 24-26 34-41">
          <text:p/>
        </draw:path>
        <draw:line draw:style-name="gr8" draw:text-style-name="P1" draw:layer="layout" svg:x1="16.909cm" svg:y1="6.11cm" svg:x2="16.923cm" svg:y2="6.088cm">
          <text:p/>
        </draw:line>
        <draw:line draw:style-name="gr8" draw:text-style-name="P1" draw:layer="layout" svg:x1="16.967cm" svg:y1="6.004cm" svg:x2="16.971cm" svg:y2="5.997cm">
          <text:p/>
        </draw:line>
        <draw:line draw:style-name="gr8" draw:text-style-name="P1" draw:layer="layout" svg:x1="16.979cm" svg:y1="5.974cm" svg:x2="16.984cm" svg:y2="5.962cm">
          <text:p/>
        </draw:line>
        <draw:line draw:style-name="gr8" draw:text-style-name="P1" draw:layer="layout" svg:x1="16.992cm" svg:y1="5.938cm" svg:x2="16.996cm" svg:y2="5.932cm">
          <text:p/>
        </draw:line>
        <draw:path draw:style-name="gr8" draw:text-style-name="P1" draw:layer="layout" svg:width="0.004cm" svg:height="0.008cm" svg:x="16.998cm" svg:y="5.909cm" svg:viewBox="0 0 5 9" svg:d="M0 9c2-4 3-6 5-9">
          <text:p/>
        </draw:path>
        <draw:path draw:style-name="gr8" draw:text-style-name="P1" draw:layer="layout" svg:width="0.006cm" svg:height="0.018cm" svg:x="17.005cm" svg:y="5.878cm" svg:viewBox="0 0 7 19" svg:d="M0 19c4-13 7-19 7-19">
          <text:p/>
        </draw:path>
        <draw:line draw:style-name="gr8" draw:text-style-name="P1" draw:layer="layout" svg:x1="17.834cm" svg:y1="6.278cm" svg:x2="17.136cm" svg:y2="6.278cm">
          <text:p/>
        </draw:line>
        <draw:polygon draw:style-name="gr7" draw:text-style-name="P1" draw:layer="layout" svg:width="0cm" svg:height="0cm" svg:x="17.485cm" svg:y="7.877cm" svg:viewBox="0 0 0 0" draw:points="0,0">
          <text:p/>
        </draw:polygon>
        <draw:polyline draw:style-name="gr9" draw:text-style-name="P1" draw:layer="layout" svg:width="1.982cm" svg:height="1.504cm" svg:x="17.982cm" svg:y="6.468cm" svg:viewBox="0 0 1983 1505" draw:points="1983,1505 1483,1505 0,0">
          <text:p/>
        </draw:polyline>
        <draw:polygon draw:style-name="gr10" draw:text-style-name="P2" draw:layer="layout" svg:width="0.41cm" svg:height="0.414cm" svg:x="17.982cm" svg:y="6.468cm" svg:viewBox="0 0 411 415" draw:points="0,0 292,415 411,297">
          <text:p/>
        </draw:polygon>
        <draw:polygon draw:style-name="gr7" draw:text-style-name="P1" draw:layer="layout" svg:width="0cm" svg:height="0cm" svg:x="17.485cm" svg:y="7.877cm" svg:viewBox="0 0 0 0" draw:points="0,0">
          <text:p/>
        </draw:polygon>
        <draw:polyline draw:style-name="gr9" draw:text-style-name="P1" draw:layer="layout" svg:width="1.987cm" svg:height="0.542cm" svg:x="18.001cm" svg:y="7.972cm" svg:viewBox="0 0 1988 543" draw:points="1988,0 1488,0 0,543">
          <text:p/>
        </draw:polyline>
        <draw:polygon draw:style-name="gr10" draw:text-style-name="P2" draw:layer="layout" svg:width="0.499cm" svg:height="0.25cm" svg:x="18.001cm" svg:y="8.264cm" svg:viewBox="0 0 500 251" draw:points="0,251 500,158 443,0">
          <text:p/>
        </draw:polygon>
        <draw:path draw:style-name="gr6" draw:text-style-name="P3" draw:layer="layout" svg:width="1.892cm" svg:height="1.741cm" svg:x="3.458cm" svg:y="15.955cm" svg:viewBox="0 0 1893 1742" svg:d="M1856 1493c7-3 15-12 23-30s14-45 14-80v-89-91l-201-89 201-89v-180 1-1-360l-1070-474c-29-13-58-14-81-4l-742 330c23-11 52-10 81 3l1130 503c80 35 143 143 143 242v179l-143-63-727-322-403-179v358l1130 502v-90l143 63v89c0 59-23 104-60 120z">
          <text:p/>
        </draw:path>
        <draw:polygon draw:style-name="gr7" draw:text-style-name="P1" draw:layer="layout" svg:width="0cm" svg:height="0cm" svg:x="4.419cm" svg:y="16.826cm" svg:viewBox="0 0 0 0" draw:points="0,0">
          <text:p/>
        </draw:polygon>
        <draw:path draw:style-name="gr6" draw:text-style-name="P3" draw:layer="layout" svg:width="1.953cm" svg:height="1.748cm" svg:x="3.397cm" svg:y="15.955cm" svg:viewBox="0 0 1954 1749" svg:d="M1917 1493c7-3 15-12 23-30s14-45 14-80v-89l-540 239v89c0 59-23 104-60 120-24 11-53 10-82-3l-1130-502c-78-35-142-143-142-242v-538c0-59 23-104 61-120 23-11 52-10 81 3l1130 503c79 35 142 143 142 242v179l339-150 201-89v-180 1-1c0-33-6-68-13-99-10-40-21-73-28-99-10-32-15-54-15-71 1-4 1-8 1-12 4-28 23-55 55-79l-1070-474c-29-13-58-14-81-4l-742 330c-38 16-61 61-61 120v538c0 99 64 207 142 242l1130 502c29 13 58 14 82 3z">
          <text:p/>
        </draw:path>
        <draw:polygon draw:style-name="gr7" draw:text-style-name="P1" draw:layer="layout" svg:width="0cm" svg:height="0cm" svg:x="4.419cm" svg:y="16.826cm" svg:viewBox="0 0 0 0" draw:points="0,0">
          <text:p/>
        </draw:polygon>
        <draw:path draw:style-name="gr6" draw:text-style-name="P3" draw:layer="layout" svg:width="1.811cm" svg:height="0.681cm" svg:x="3.539cm" svg:y="16.833cm" svg:viewBox="0 0 1812 682" svg:d="M1812 324c-19 14-33 29-43 45-6-11-10-22-12-33v-23l-626 279v90l-1131-503 403-179 728 322 142 63 338-150z">
          <text:p/>
        </draw:path>
        <draw:polygon draw:style-name="gr7" draw:text-style-name="P1" draw:layer="layout" svg:width="0cm" svg:height="0cm" svg:x="4.419cm" svg:y="16.826cm" svg:viewBox="0 0 0 0" draw:points="0,0">
          <text:p/>
        </draw:polygon>
        <draw:path draw:style-name="gr6" draw:text-style-name="P3" draw:layer="layout" svg:width="0.549cm" svg:height="0.244cm" svg:x="3.909cm" svg:y="16.13cm" svg:viewBox="0 0 550 245" svg:d="M80 209c79 35 198 46 301 27 102-19 169-64 169-113 0-67-123-123-274-123-153 0-276 56-276 123 0 32 29 64 80 86z">
          <text:p/>
        </draw:path>
        <draw:polygon draw:style-name="gr7" draw:text-style-name="P1" draw:layer="layout" svg:width="0cm" svg:height="0cm" svg:x="4.419cm" svg:y="16.826cm" svg:viewBox="0 0 0 0" draw:points="0,0">
          <text:p/>
        </draw:polygon>
        <draw:polygon draw:style-name="gr6" draw:text-style-name="P3" draw:layer="layout" svg:width="0.403cm" svg:height="0.358cm" svg:x="3.539cm" svg:y="16.654cm" svg:viewBox="0 0 404 359" draw:points="0,359 404,179 0,0">
          <text:p/>
        </draw:polygon>
        <draw:polygon draw:style-name="gr7" draw:text-style-name="P1" draw:layer="layout" svg:width="0cm" svg:height="0cm" svg:x="4.419cm" svg:y="16.826cm" svg:viewBox="0 0 0 0" draw:points="0,0">
          <text:p/>
        </draw:polygon>
        <draw:path draw:style-name="gr6" draw:text-style-name="P3" draw:layer="layout" svg:width="0.681cm" svg:height="0.341cm" svg:x="4.669cm" svg:y="17.146cm" svg:viewBox="0 0 682 342" svg:d="M142 342l-142-63 627-279c0 4-1 8-1 12 0 3 1 7 1 11 2 12 6 23 12 34 10 16 24 31 43 46z">
          <text:p/>
        </draw:path>
        <draw:polygon draw:style-name="gr7" draw:text-style-name="P1" draw:layer="layout" svg:width="0cm" svg:height="0cm" svg:x="4.419cm" svg:y="16.826cm" svg:viewBox="0 0 0 0" draw:points="0,0">
          <text:p/>
        </draw:polygon>
        <draw:path draw:style-name="gr6" draw:text-style-name="P3" draw:layer="layout" svg:width="0.056cm" svg:height="0.359cm" svg:x="5.294cm" svg:y="16.44cm" svg:viewBox="0 0 57 360" svg:d="M57 360v-360c-32 24-52 51-56 79 0 4 0 8-1 12 0 17 5 39 16 71 7 25 18 59 28 99 7 31 13 66 13 99z">
          <text:p/>
        </draw:path>
        <draw:polygon draw:style-name="gr7" draw:text-style-name="P1" draw:layer="layout" svg:width="0cm" svg:height="0cm" svg:x="4.419cm" svg:y="16.826cm" svg:viewBox="0 0 0 0" draw:points="0,0">
          <text:p/>
        </draw:polygon>
        <draw:path draw:style-name="gr6" draw:text-style-name="P3" draw:layer="layout" svg:width="0.043cm" svg:height="0.091cm" svg:x="5.307cm" svg:y="17.157cm" svg:viewBox="0 0 44 92" svg:d="M44 92v-92c-19 14-33 29-44 45 11 16 25 31 44 47z">
          <text:p/>
        </draw:path>
        <draw:polygon draw:style-name="gr7" draw:text-style-name="P1" draw:layer="layout" svg:width="0cm" svg:height="0cm" svg:x="4.419cm" svg:y="16.826cm" svg:viewBox="0 0 0 0" draw:points="0,0">
          <text:p/>
        </draw:polygon>
        <draw:path draw:style-name="gr6" draw:text-style-name="P3" draw:layer="layout" svg:width="0cm" svg:height="0.022cm" svg:x="5.294cm" svg:y="17.146cm" svg:viewBox="0 0 1 23" svg:d="M1 23v-23c0 4-1 8-1 12 0 3 1 7 1 11z">
          <text:p/>
        </draw:path>
        <draw:polygon draw:style-name="gr7" draw:text-style-name="P1" draw:layer="layout" svg:width="0cm" svg:height="0cm" svg:x="4.419cm" svg:y="16.826cm" svg:viewBox="0 0 0 0" draw:points="0,0">
          <text:p/>
        </draw:polygon>
        <draw:path draw:style-name="gr6" draw:text-style-name="P3" draw:layer="layout" svg:width="0.55cm" svg:height="0.244cm" svg:x="4.615cm" svg:y="16.444cm" svg:viewBox="0 0 551 245" svg:d="M550 134c1-4 1-8 1-12 0-68-123-122-275-122-151 0-276 54-276 122 0 32 29 63 82 87 58 26 139 39 221 35-82 4-163-9-221-35-53-24-82-55-82-87 0-68 125-122 276-122 152 0 275 54 275 122 0 4 0 8-1 12z">
          <text:p/>
        </draw:path>
        <draw:polygon draw:style-name="gr7" draw:text-style-name="P1" draw:layer="layout" svg:width="0cm" svg:height="0cm" svg:x="4.419cm" svg:y="16.826cm" svg:viewBox="0 0 0 0" draw:points="0,0">
          <text:p/>
        </draw:polygon>
        <draw:line draw:style-name="gr8" draw:text-style-name="P1" draw:layer="layout" svg:x1="4.811cm" svg:y1="17.039cm" svg:x2="4.811cm" svg:y2="17.218cm">
          <text:p/>
        </draw:line>
        <draw:line draw:style-name="gr8" draw:text-style-name="P1" draw:layer="layout" svg:x1="4.811cm" svg:y1="17.219cm" svg:x2="5.351cm" svg:y2="16.979cm">
          <text:p/>
        </draw:line>
        <draw:line draw:style-name="gr8" draw:text-style-name="P1" draw:layer="layout" svg:x1="5.35cm" svg:y1="16.979cm" svg:x2="5.35cm" svg:y2="16.8cm">
          <text:p/>
        </draw:line>
        <draw:line draw:style-name="gr8" draw:text-style-name="P1" draw:layer="layout" svg:x1="4.67cm" svg:y1="16.798cm" svg:x2="3.539cm" svg:y2="16.295cm">
          <text:p/>
        </draw:line>
        <draw:path draw:style-name="gr8" draw:text-style-name="P1" draw:layer="layout" svg:width="0.142cm" svg:height="0.242cm" svg:x="4.669cm" svg:y="16.797cm" svg:viewBox="0 0 143 243" svg:d="M143 243c0-100-63-208-143-243">
          <text:p/>
        </draw:path>
        <draw:path draw:style-name="gr8" draw:text-style-name="P1" draw:layer="layout" svg:width="0.081cm" svg:height="0.011cm" svg:x="3.458cm" svg:y="16.285cm" svg:viewBox="0 0 82 12" svg:d="M82 12c-30-15-59-16-82-4">
          <text:p/>
        </draw:path>
        <draw:path draw:style-name="gr8" draw:text-style-name="P1" draw:layer="layout" svg:width="0.061cm" svg:height="0.12cm" svg:x="3.397cm" svg:y="16.292cm" svg:viewBox="0 0 62 121" svg:d="M62 0c-39 16-62 61-62 121">
          <text:p/>
        </draw:path>
        <draw:line draw:style-name="gr8" draw:text-style-name="P1" draw:layer="layout" svg:x1="3.397cm" svg:y1="16.412cm" svg:x2="3.397cm" svg:y2="16.949cm">
          <text:p/>
        </draw:line>
        <draw:line draw:style-name="gr8" draw:text-style-name="P1" draw:layer="layout" svg:x1="4.669cm" svg:y1="17.155cm" svg:x2="4.812cm" svg:y2="17.219cm">
          <text:p/>
        </draw:line>
        <draw:path draw:style-name="gr8" draw:text-style-name="P1" draw:layer="layout" svg:width="0.142cm" svg:height="0.242cm" svg:x="3.397cm" svg:y="16.949cm" svg:viewBox="0 0 143 243" svg:d="M0 0c0 100 65 208 143 243">
          <text:p/>
        </draw:path>
        <draw:line draw:style-name="gr8" draw:text-style-name="P1" draw:layer="layout" svg:x1="3.539cm" svg:y1="16.654cm" svg:x2="4.67cm" svg:y2="17.156cm">
          <text:p/>
        </draw:line>
        <draw:line draw:style-name="gr8" draw:text-style-name="P1" draw:layer="layout" svg:x1="4.67cm" svg:y1="17.694cm" svg:x2="3.539cm" svg:y2="17.191cm">
          <text:p/>
        </draw:line>
        <draw:line draw:style-name="gr8" draw:text-style-name="P1" draw:layer="layout" svg:x1="3.539cm" svg:y1="17.012cm" svg:x2="3.539cm" svg:y2="16.654cm">
          <text:p/>
        </draw:line>
        <draw:path draw:style-name="gr8" draw:text-style-name="P1" draw:layer="layout" svg:width="0.082cm" svg:height="0.011cm" svg:x="4.669cm" svg:y="17.693cm" svg:viewBox="0 0 83 12" svg:d="M0 0c29 15 58 16 83 4">
          <text:p/>
        </draw:path>
        <draw:path draw:style-name="gr8" draw:text-style-name="P1" draw:layer="layout" svg:width="0.06cm" svg:height="0.12cm" svg:x="4.751cm" svg:y="17.576cm" svg:viewBox="0 0 61 121" svg:d="M0 121c38-16 61-61 61-121">
          <text:p/>
        </draw:path>
        <draw:line draw:style-name="gr8" draw:text-style-name="P1" draw:layer="layout" svg:x1="4.67cm" svg:y1="17.515cm" svg:x2="3.539cm" svg:y2="17.012cm">
          <text:p/>
        </draw:line>
        <draw:line draw:style-name="gr8" draw:text-style-name="P1" draw:layer="layout" svg:x1="4.811cm" svg:y1="17.487cm" svg:x2="4.811cm" svg:y2="17.576cm">
          <text:p/>
        </draw:line>
        <draw:line draw:style-name="gr8" draw:text-style-name="P1" draw:layer="layout" svg:x1="4.669cm" svg:y1="17.424cm" svg:x2="4.669cm" svg:y2="17.514cm">
          <text:p/>
        </draw:line>
        <draw:line draw:style-name="gr8" draw:text-style-name="P1" draw:layer="layout" svg:x1="4.812cm" svg:y1="17.488cm" svg:x2="4.669cm" svg:y2="17.424cm">
          <text:p/>
        </draw:line>
        <draw:path draw:style-name="gr8" draw:text-style-name="P1" draw:layer="layout" svg:width="0.055cm" svg:height="0.079cm" svg:x="5.295cm" svg:y="16.44cm" svg:viewBox="0 0 56 80" svg:d="M56 0c-33 24-52 51-56 80">
          <text:p/>
        </draw:path>
        <draw:path draw:style-name="gr8" draw:text-style-name="P1" draw:layer="layout" svg:width="0.056cm" svg:height="0.269cm" svg:x="5.294cm" svg:y="16.531cm" svg:viewBox="0 0 57 270" svg:d="M57 270c0-33-6-70-13-101-10-40-21-73-28-98-11-32-16-54-16-71">
          <text:p/>
        </draw:path>
        <draw:path draw:style-name="gr8" draw:text-style-name="P1" draw:layer="layout" svg:width="0cm" svg:height="0.011cm" svg:x="5.294cm" svg:y="16.519cm" svg:viewBox="0 0 1 12" svg:d="M0 12c1-4 1-8 1-12">
          <text:p/>
        </draw:path>
        <draw:line draw:style-name="gr8" draw:text-style-name="P1" draw:layer="layout" svg:x1="5.35cm" svg:y1="16.799cm" svg:x2="5.35cm" svg:y2="16.44cm">
          <text:p/>
        </draw:line>
        <draw:polyline draw:style-name="gr8" draw:text-style-name="P1" draw:layer="layout" svg:width="0cm" svg:height="0cm" svg:x="5.35cm" svg:y="16.799cm" svg:viewBox="0 0 0 0" draw:points="0,0">
          <text:p/>
        </draw:polyline>
        <draw:line draw:style-name="gr8" draw:text-style-name="P1" draw:layer="layout" svg:x1="4.281cm" svg:y1="15.966cm" svg:x2="5.351cm" svg:y2="16.441cm">
          <text:p/>
        </draw:line>
        <draw:path draw:style-name="gr8" draw:text-style-name="P1" draw:layer="layout" svg:width="0.001cm" svg:height="0.012cm" svg:x="5.164cm" svg:y="16.566cm" svg:viewBox="0 0 2 13" svg:d="M0 13c2-4 2-9 2-13">
          <text:p/>
        </draw:path>
        <draw:path draw:style-name="gr8" draw:text-style-name="P1" draw:layer="layout" svg:width="0.55cm" svg:height="0.122cm" svg:x="4.615cm" svg:y="16.444cm" svg:viewBox="0 0 551 123" svg:d="M551 123c0-69-123-123-275-123-151 0-276 54-276 123">
          <text:p/>
        </draw:path>
        <draw:path draw:style-name="gr8" draw:text-style-name="P1" draw:layer="layout" svg:width="0.081cm" svg:height="0.086cm" svg:x="4.615cm" svg:y="16.566cm" svg:viewBox="0 0 82 87" svg:d="M0 0c0 32 29 63 82 87">
          <text:p/>
        </draw:path>
        <draw:path draw:style-name="gr8" draw:text-style-name="P1" draw:layer="layout" svg:width="0.221cm" svg:height="0.036cm" svg:x="4.696cm" svg:y="16.652cm" svg:viewBox="0 0 222 37" svg:d="M0 0c59 27 140 40 222 36">
          <text:p/>
        </draw:path>
        <draw:path draw:style-name="gr8" draw:text-style-name="P1" draw:layer="layout" svg:width="0.469cm" svg:height="0.122cm" svg:x="3.989cm" svg:y="16.252cm" svg:viewBox="0 0 470 123" svg:d="M0 87c79 35 197 46 300 27 102-19 170-64 170-114">
          <text:p/>
        </draw:path>
        <draw:path draw:style-name="gr8" draw:text-style-name="P1" draw:layer="layout" svg:width="0.549cm" svg:height="0.122cm" svg:x="3.909cm" svg:y="16.13cm" svg:viewBox="0 0 550 123" svg:d="M550 123c0-67-123-123-274-123-153 0-276 56-276 123">
          <text:p/>
        </draw:path>
        <draw:path draw:style-name="gr8" draw:text-style-name="P1" draw:layer="layout" svg:width="0.08cm" svg:height="0.086cm" svg:x="3.909cm" svg:y="16.252cm" svg:viewBox="0 0 81 87" svg:d="M0 0c0 32 29 65 81 87">
          <text:p/>
        </draw:path>
        <draw:path draw:style-name="gr8" draw:text-style-name="P1" draw:layer="layout" svg:width="0.081cm" svg:height="0.011cm" svg:x="4.2cm" svg:y="15.955cm" svg:viewBox="0 0 82 12" svg:d="M82 12c-30-15-59-16-82-5">
          <text:p/>
        </draw:path>
        <draw:line draw:style-name="gr8" draw:text-style-name="P1" draw:layer="layout" svg:x1="3.539cm" svg:y1="17.013cm" svg:x2="3.943cm" svg:y2="16.833cm">
          <text:p/>
        </draw:line>
        <draw:path draw:style-name="gr8" draw:text-style-name="P1" draw:layer="layout" svg:width="0.037cm" svg:height="0.11cm" svg:x="5.313cm" svg:y="17.337cm" svg:viewBox="0 0 38 111" svg:d="M0 111c7-3 15-12 23-30s15-46 15-81">
          <text:p/>
        </draw:path>
        <draw:line draw:style-name="gr8" draw:text-style-name="P1" draw:layer="layout" svg:x1="5.351cm" svg:y1="17.158cm" svg:x2="5.149cm" svg:y2="17.068cm">
          <text:p/>
        </draw:line>
        <draw:path draw:style-name="gr8" draw:text-style-name="P1" draw:layer="layout" svg:width="0.043cm" svg:height="0.045cm" svg:x="5.307cm" svg:y="17.157cm" svg:viewBox="0 0 44 46" svg:d="M44 0c-19 15-33 30-44 46">
          <text:p/>
        </draw:path>
        <draw:line draw:style-name="gr8" draw:text-style-name="P1" draw:layer="layout" svg:x1="4.811cm" svg:y1="17.488cm" svg:x2="5.351cm" svg:y2="17.248cm">
          <text:p/>
        </draw:line>
        <draw:line draw:style-name="gr8" draw:text-style-name="P1" draw:layer="layout" svg:x1="5.35cm" svg:y1="17.337cm" svg:x2="5.35cm" svg:y2="17.248cm">
          <text:p/>
        </draw:line>
        <draw:line draw:style-name="gr8" draw:text-style-name="P1" draw:layer="layout" svg:x1="5.295cm" svg:y1="17.169cm" svg:x2="5.295cm" svg:y2="17.146cm">
          <text:p/>
        </draw:line>
        <draw:line draw:style-name="gr8" draw:text-style-name="P1" draw:layer="layout" svg:x1="4.669cm" svg:y1="17.425cm" svg:x2="5.296cm" svg:y2="17.146cm">
          <text:p/>
        </draw:line>
        <draw:path draw:style-name="gr8" draw:text-style-name="P1" draw:layer="layout" svg:width="0cm" svg:height="0.011cm" svg:x="5.294cm" svg:y="17.146cm" svg:viewBox="0 0 1 12" svg:d="M1 0c0 4-1 8-1 12">
          <text:p/>
        </draw:path>
        <draw:path draw:style-name="gr8" draw:text-style-name="P1" draw:layer="layout" svg:width="0.056cm" svg:height="0.09cm" svg:x="5.294cm" svg:y="17.158cm" svg:viewBox="0 0 57 91" svg:d="M0 0c0 31 21 62 57 91">
          <text:p/>
        </draw:path>
        <draw:line draw:style-name="gr8" draw:text-style-name="P1" draw:layer="layout" svg:x1="5.35cm" svg:y1="17.248cm" svg:x2="5.35cm" svg:y2="17.157cm">
          <text:p/>
        </draw:line>
        <draw:line draw:style-name="gr8" draw:text-style-name="P1" draw:layer="layout" svg:x1="3.458cm" svg:y1="16.293cm" svg:x2="4.201cm" svg:y2="15.962cm">
          <text:p/>
        </draw:line>
        <draw:line draw:style-name="gr8" draw:text-style-name="P1" draw:layer="layout" svg:x1="5.314cm" svg:y1="17.447cm" svg:x2="4.751cm" svg:y2="17.697cm">
          <text:p/>
        </draw:line>
        <draw:frame draw:style-name="gr11" draw:text-style-name="P5" draw:layer="layout" svg:width="9.04cm" svg:height="0.623cm" svg:x="20.104cm" svg:y="8.516cm">
          <draw:text-box>
            <text:p text:style-name="P4"><text:span text:style-name="T1">2X M3 Brass Inserts [HD-MS0030]</text:span></text:p>
          </draw:text-box>
        </draw:frame>
        <draw:frame draw:style-name="gr12" draw:text-style-name="P6" draw:layer="layout" svg:width="0.119cm" svg:height="0.141cm" svg:x="27.821cm" svg:y="8.9cm">
          <draw:text-box>
            <text:p text:style-name="P4"><text:span text:style-name="T2"><text:s/></text:span></text:p>
          </draw:text-box>
        </draw:frame>
        <draw:frame draw:style-name="gr13" draw:text-style-name="P7" draw:layer="layout" svg:width="0.665cm" svg:height="0.78cm" svg:x="27.637cm" svg:y="19.261cm">
          <draw:text-box>
            <text:p text:style-name="P4"><text:span text:style-name="T3">X</text:span></text:p>
          </draw:text-box>
        </draw:frame>
        <draw:frame draw:style-name="gr12" draw:text-style-name="P6" draw:layer="layout" svg:width="0.119cm" svg:height="0.141cm" svg:x="28.047cm" svg:y="19.769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16T13:24:15.792954412</dc:date>
    <meta:editing-duration>PT52S</meta:editing-duration>
    <meta:editing-cycles>1</meta:editing-cycles>
    <meta:document-statistic meta:object-count="406"/>
    <meta:generator>LibreOffice/5.2.7.2$Linux_X86_64 LibreOffice_project/20m0$Build-2</meta:generator>
  </office:meta>
</office:document-meta>
</file>